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0"/>
    <style:style style:name="ce3" style:family="table-cell" style:parent-style-name="Default" style:data-style-name="N14"/>
    <style:style style:name="ce4" style:family="table-cell" style:parent-style-name="Default" style:data-style-name="N13"/>
    <style:style style:name="ce5" style:family="table-cell" style:parent-style-name="Default" style:data-style-name="N12"/>
    <style:style style:name="ce6" style:family="table-cell" style:parent-style-name="Default" style:data-style-name="N19"/>
    <style:style style:name="ce7" style:family="table-cell" style:parent-style-name="Default" style:data-style-name="N0"/>
    <style:style style:name="ce8" style:family="table-cell" style:parent-style-name="Default" style:data-style-name="N0"/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.353cm"/>
    </style:style>
    <style:style style:name="ce12" style:family="table-cell" style:parent-style-name="Default" style:data-style-name="N23"/>
    <style:style style:name="ce13" style:family="table-cell" style:parent-style-name="Default" style:data-style-name="N27"/>
    <style:style style:name="ce14" style:family="table-cell" style:parent-style-name="Default" style:data-style-name="N24"/>
    <style:style style:name="ce15" style:family="table-cell" style:parent-style-name="Hyperlink" style:data-style-name="N0">
      <style:text-properties fo:color="#0000FF" style:text-underline-style="solid" style:text-underline-type="single"/>
    </style:style>
    <style:style style:name="ce16" style:family="table-cell" style:parent-style-name="Hyperlink" style:data-style-name="N0">
      <style:text-properties fo:color="#0000FF" style:text-underline-style="none" style:text-underline-type="none"/>
    </style:style>
    <style:style style:name="ce17" style:family="table-cell" style:parent-style-name="Default" style:data-style-name="N0">
      <style:text-properties fo:color="#000000" fo:font-size="13pt" style:font-size-asian="13pt" style:font-size-complex="13pt"/>
    </style:style>
    <style:style style:name="ce18" style:family="table-cell" style:parent-style-name="Default" style:data-style-name="N0">
      <style:text-properties fo:color="#000000"/>
    </style:style>
    <style:style style:name="co1" style:family="table-column">
      <style:table-column-properties fo:break-before="auto" style:column-width="2.96333333333333cm" style:use-optimal-column-width="true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72520833333333cm" style:use-optimal-column-width="true"/>
    </style:style>
    <style:style style:name="co4" style:family="table-column">
      <style:table-column-properties fo:break-before="auto" style:column-width="2.460625cm" style:use-optimal-column-width="true"/>
    </style:style>
    <style:style style:name="co5" style:family="table-column">
      <style:table-column-properties fo:break-before="auto" style:column-width="2.51354166666667cm" style:use-optimal-column-width="true"/>
    </style:style>
    <style:style style:name="co6" style:family="table-column">
      <style:table-column-properties fo:break-before="auto" style:column-width="2.56645833333333cm" style:use-optimal-column-width="true"/>
    </style:style>
    <style:style style:name="co7" style:family="table-column">
      <style:table-column-properties fo:break-before="auto" style:column-width="3.81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base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Databa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AVERAGE</text:p>
          </table:table-cell>
          <table:table-cell office:value-type="float" office:value="11.666666666666666" table:formula="of:=DAVERAGE([.A24:.E30];[.D2];[.A19:.C21])" table:style-name="ce1">
            <text:p>11.66666667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COUNT</text:p>
          </table:table-cell>
          <table:table-cell office:value-type="float" office:value="3" table:formula="of:=DCOUNT([.A24:.E30];[.D2];[.A19:.C21])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COUNTA</text:p>
          </table:table-cell>
          <table:table-cell office:value-type="float" office:value="3" table:formula="of:=DCOUNTA([.A24:.E30];[.D2];[.A19:.C21])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GET</text:p>
          </table:table-cell>
          <table:table-cell office:value-type="float" office:value="15" table:formula="of:=DGET([.A24:.E30];[.D2];[.A19:.C20])" table:style-name="ce1">
            <text:p>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MAX</text:p>
          </table:table-cell>
          <table:table-cell office:value-type="float" office:value="15" table:formula="of:=DMAX([.A24:.E30];[.D2];[.A19:.C21])" table:style-name="ce1">
            <text:p>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MIN</text:p>
          </table:table-cell>
          <table:table-cell office:value-type="float" office:value="8" table:formula="of:=DMIN([.A24:.E30];[.D2];[.A19:.C21])" table:style-name="ce1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PRODUCT</text:p>
          </table:table-cell>
          <table:table-cell office:value-type="float" office:value="1440" table:formula="of:=DPRODUCT([.A24:.E30];[.D2];[.A19:.C21])" table:style-name="ce1">
            <text:p>144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STDEV</text:p>
          </table:table-cell>
          <table:table-cell office:value-type="float" office:value="5.0579969684978394" table:formula="of:=DSTDEV([.A24:.E30];[.D2];[.A19:.A21])" table:style-name="ce1">
            <text:p>5.05799696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STDEVP</text:p>
          </table:table-cell>
          <table:table-cell office:value-type="float" office:value="4.3803538669838078" table:formula="of:=DSTDEVP([.A24:.E30];[.D2];[.A19:.A21])" table:style-name="ce1">
            <text:p>4.38035386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SUM</text:p>
          </table:table-cell>
          <table:table-cell office:value-type="float" office:value="35" table:formula="of:=DSUM([.A24:.E30];[.D2];[.A19:.C21])" table:style-name="ce1">
            <text:p>35</text:p>
          </table:table-cell>
          <table:table-cell table:style-name="ce1"/>
          <table:table-cell office:value-type="float" office:value="0" table:formula="of:=[.B11]-[.B2]*[.B3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VAR</text:p>
          </table:table-cell>
          <table:table-cell office:value-type="float" office:value="12.333333333333343" table:formula="of:=DVAR([.A24:.E30];[.D2];[.A19:.C21])" table:style-name="ce1">
            <text:p>12.3333333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VARP</text:p>
          </table:table-cell>
          <table:table-cell office:value-type="float" office:value="8.2222222222222214" table:formula="of:=DVARP([.A24:.E30];[.D2];[.A19:.C21])" table:style-name="ce1">
            <text:p>8.22222222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ivot Tabl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ETPIVOTDATA</text:p>
          </table:table-cell>
          <table:table-cell office:value-type="float" office:value="57" table:formula="of:=GETPIVOTDATA(&quot;Sum of Qux&quot;;[.B32])" table:style-name="ce1">
            <text:p>57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dition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oo</text:p>
          </table:table-cell>
          <table:table-cell office:value-type="string" table:style-name="ce1">
            <text:p>Bar</text:p>
          </table:table-cell>
          <table:table-cell office:value-type="string" table:style-name="ce1">
            <text:p>Ba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V8</text:p>
          </table:table-cell>
          <table:table-cell office:value-type="string" table:style-name="ce1">
            <text:p>&gt;10</text:p>
          </table:table-cell>
          <table:table-cell office:value-type="string" table:style-name="ce1">
            <text:p>&lt;1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M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oo</text:p>
          </table:table-cell>
          <table:table-cell office:value-type="string" table:style-name="ce1">
            <text:p>Bar</text:p>
          </table:table-cell>
          <table:table-cell office:value-type="string" table:style-name="ce1">
            <text:p>Baz</text:p>
          </table:table-cell>
          <table:table-cell office:value-type="string" table:style-name="ce1">
            <text:p>Qux</text:p>
          </table:table-cell>
          <table:table-cell office:value-type="string" table:style-name="ce1">
            <text:p>S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8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105" table:style-name="ce1">
            <text:p>1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M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96" table:style-name="ce1">
            <text:p>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tro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105" table:style-name="ce1">
            <text:p>1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8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75" table:style-name="ce1">
            <text:p>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M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76.8" table:style-name="ce1">
            <text:p>76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*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9">
            <text:p>Sum of Qux</text:p>
          </table:table-cell>
          <table:table-cell office:value-type="string" table:style-name="ce9">
            <text:p>Column Labels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8 Tota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9 Tota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2 Tota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13 Tota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14 Total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18 Total</text:p>
          </table:table-cell>
          <table:table-cell office:value-type="string" table:style-name="ce1">
            <text:p>Grand Total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9">
            <text:p>Row Labels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76.8" table:style-name="ce1">
            <text:p>76.8</text:p>
          </table:table-cell>
          <table:table-cell table:style-name="ce1"/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string" table:style-name="ce10">
            <text:p>Nitro</text:p>
          </table:table-cell>
          <table:table-cell table:number-columns-repeated="6" table:style-name="ce7"/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table:number-columns-repeated="4" table:style-name="ce7"/>
          <table:table-cell office:value-type="float" office:value="9" table:style-name="ce7">
            <text:p>9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4" table:style-name="ce11">
            <text:p>14</text:p>
          </table:table-cell>
          <table:table-cell table:number-columns-repeated="6" table:style-name="ce7"/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table:number-columns-repeated="4" table:style-name="ce7"/>
          <table:table-cell office:value-type="float" office:value="9" table:style-name="ce7">
            <text:p>9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SM</text:p>
          </table:table-cell>
          <table:table-cell table:number-columns-repeated="2" table:style-name="ce7"/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6" table:style-name="ce7"/>
          <table:table-cell office:value-type="float" office:value="18" table:style-name="ce7">
            <text:p>18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8" table:style-name="ce11">
            <text:p>8</text:p>
          </table:table-cell>
          <table:table-cell table:number-columns-repeated="2" table:style-name="ce7"/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table:number-columns-repeated="8" table:style-name="ce7"/>
          <table:table-cell office:value-type="float" office:value="8" table:style-name="ce7">
            <text:p>8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2" table:style-name="ce11">
            <text:p>12</text:p>
          </table:table-cell>
          <table:table-cell table:number-columns-repeated="4" table:style-name="ce7"/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6" table:style-name="ce7"/>
          <table:table-cell office:value-type="float" office:value="10" table:style-name="ce7">
            <text:p>10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V*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table:number-columns-repeated="10" table:style-name="ce7"/>
          <table:table-cell office:value-type="float" office:value="6" table:style-name="ce7">
            <text:p>6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9" table:style-name="ce11">
            <text:p>9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table:number-columns-repeated="10" table:style-name="ce7"/>
          <table:table-cell office:value-type="float" office:value="6" table:style-name="ce7">
            <text:p>6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V8</text:p>
          </table:table-cell>
          <table:table-cell table:number-columns-repeated="8" table:style-name="ce7"/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4" table:style-name="ce7">
            <text:p>24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15" table:style-name="ce11">
            <text:p>15</text:p>
          </table:table-cell>
          <table:table-cell table:number-columns-repeated="8" table:style-name="ce7"/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2" table:style-name="ce7"/>
          <table:table-cell office:value-type="float" office:value="10" table:style-name="ce7">
            <text:p>10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" table:style-name="ce11">
            <text:p>20</text:p>
          </table:table-cell>
          <table:table-cell table:number-columns-repeated="10" table:style-name="ce7"/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0">
            <text:p>Grand Total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57" table:style-name="ce7">
            <text:p>57</text:p>
          </table:table-cell>
          <table:table-cell table:number-columns-repeated="16369"/>
        </table:table-row>
        <table:table-row table:number-rows-repeated="1048531" table:style-name="ro1">
          <table:table-cell table:number-columns-repeated="16384"/>
        </table:table-row>
      </table:table>
      <table:table table:name="Date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Co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ATE</text:p>
          </table:table-cell>
          <table:table-cell office:value-type="date" office:date-value="2013-06-09T00:00:00" table:formula="of:=DATE([.C2];[.D2];[.E2])" table:style-name="ce6">
            <text:p>6/9/2013</text:p>
          </table:table-cell>
          <table:table-cell office:value-type="float" office:value="2013" table:style-name="ce1">
            <text:p>2013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TEVALUE</text:p>
          </table:table-cell>
          <table:table-cell office:value-type="float" office:value="25363" table:formula="of:=DATEVALUE([.C3])" table:style-name="ce1">
            <text:p>25363</text:p>
          </table:table-cell>
          <table:table-cell office:value-type="string" table:style-name="ce8">
            <text:p>June 9, 196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IME</text:p>
          </table:table-cell>
          <table:table-cell office:value-type="time" office:time-value="PT6H9M23S" table:formula="of:=TIME([.C4];[.D4];[.E4])" table:style-name="ce12">
            <text:p>6:09 AM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MEVALUE</text:p>
          </table:table-cell>
          <table:table-cell office:value-type="float" office:value="0.97482638888888884" table:formula="of:=TIMEVALUE([.C5])" table:style-name="ce1">
            <text:p>0.974826389</text:p>
          </table:table-cell>
          <table:table-cell office:value-type="string" table:style-name="ce14">
            <text:p>11:23:45 P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OW</text:p>
          </table:table-cell>
          <table:table-cell office:value-type="date" office:date-value="2014-10-10T17:41:38" table:formula="of:=NOW()" table:style-name="ce13">
            <text:p>10/10/2014 17:4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ODAY</text:p>
          </table:table-cell>
          <table:table-cell office:value-type="date" office:date-value="2014-10-10T00:00:00" table:formula="of:=TODAY()" table:style-name="ce6">
            <text:p>10/10/2014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office:value-type="string" table:style-name="ce1">
            <text:p>Field Extraction</text:p>
          </table:table-cell>
          <table:table-cell table:style-name="ce12"/>
          <table:table-cell table:number-columns-repeated="16382" table:style-name="ce1"/>
        </table:table-row>
        <table:table-row table:style-name="ro1">
          <table:table-cell office:value-type="string" table:style-name="ce1">
            <text:p>YEAR</text:p>
          </table:table-cell>
          <table:table-cell office:value-type="float" office:value="2013" table:formula="of:=YEAR([.B2])" table:style-name="ce1">
            <text:p>201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ONTH</text:p>
          </table:table-cell>
          <table:table-cell office:value-type="float" office:value="6" table:formula="of:=MONTH([.B2])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AY</text:p>
          </table:table-cell>
          <table:table-cell office:value-type="float" office:value="9" table:formula="of:=DAY([.B2])" table:style-name="ce1">
            <text:p>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OUR</text:p>
          </table:table-cell>
          <table:table-cell office:value-type="float" office:value="6" table:formula="of:=HOUR([.B4])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INUTE</text:p>
          </table:table-cell>
          <table:table-cell office:value-type="float" office:value="9" table:formula="of:=MINUTE([.B4])" table:style-name="ce1">
            <text:p>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COND</text:p>
          </table:table-cell>
          <table:table-cell office:value-type="float" office:value="23" table:formula="of:=SECOND([.B4])" table:style-name="ce1">
            <text:p>2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EEKDAY</text:p>
          </table:table-cell>
          <table:table-cell office:value-type="float" office:value="1" table:formula="of:=WEEKDAY([.B2])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EEKNUM</text:p>
          </table:table-cell>
          <table:table-cell office:value-type="float" office:value="24" table:formula="of:=WEEKNUM([.B2])" table:style-name="ce1">
            <text:p>24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iv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ATEDIF</text:p>
          </table:table-cell>
          <table:table-cell office:value-type="float" office:value="395" table:formula="of:=DATEDIF([.C20];[.D20];[.E20])" table:style-name="ce1">
            <text:p>395</text:p>
          </table:table-cell>
          <table:table-cell office:value-type="date" office:date-value="2013-06-09T00:00:00" table:formula="of:=[.B2]" table:style-name="ce6">
            <text:p>6/9/2013</text:p>
          </table:table-cell>
          <table:table-cell office:value-type="date" office:date-value="2014-07-09T00:00:00" table:style-name="ce6">
            <text:p>7/9/2014</text:p>
          </table:table-cell>
          <table:table-cell office:value-type="string" table:style-name="ce1">
            <text:p>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YS360</text:p>
          </table:table-cell>
          <table:table-cell office:value-type="float" office:value="390" table:formula="of:=DAYS360([.C20];[.D20])" table:style-name="ce1">
            <text:p>39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DATE</text:p>
          </table:table-cell>
          <table:table-cell office:value-type="float" office:value="41526" table:formula="of:=EDATE([.B2];[.C22])" table:style-name="ce1">
            <text:p>41526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OMONTH</text:p>
          </table:table-cell>
          <table:table-cell office:value-type="float" office:value="41547" table:formula="of:=EOMONTH([.B2];[.C23])" table:style-name="ce1">
            <text:p>41547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ETWORKDAYS</text:p>
          </table:table-cell>
          <table:table-cell office:value-type="float" office:value="283" table:formula="of:=NETWORKDAYS([.C20];[.D20])" table:style-name="ce1">
            <text:p>28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ETWORKDAYS.INTL</text:p>
          </table:table-cell>
          <table:table-cell office:value-type="float" office:value="340" table:formula="of:=COM.MICROSOFT.NETWORKDAYS.INTL([.C20];[.D20];[.C25])" table:style-name="ce1">
            <text:p>340</text:p>
          </table:table-cell>
          <table:table-cell office:value-type="float" office:value="17" table:style-name="ce1">
            <text:p>1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DAY</text:p>
          </table:table-cell>
          <table:table-cell office:value-type="float" office:value="41605" table:formula="of:=WORKDAY([.C20];[.C26])" table:style-name="ce1">
            <text:p>41605</text:p>
          </table:table-cell>
          <table:table-cell office:value-type="float" office:value="123" table:style-name="ce1">
            <text:p>12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DAY.INTL</text:p>
          </table:table-cell>
          <table:table-cell office:value-type="float" office:value="41577" table:formula="of:=COM.MICROSOFT.WORKDAY.INTL([.C20];123;17)" table:style-name="ce1">
            <text:p>4157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YEARFRAC</text:p>
          </table:table-cell>
          <table:table-cell office:value-type="float" office:value="1.0833333333333333" table:formula="of:=YEARFRAC([.C20];[.D20])" table:style-name="ce1">
            <text:p>1.083333333</text:p>
          </table:table-cell>
          <table:table-cell table:number-columns-repeated="16382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Engineering" table:style-name="ta1">
        <table:table-column table:style-name="co2" table:number-columns-repeated="16384" table:default-cell-style-name="ce1"/>
        <table:table-row table:style-name="ro1">
          <table:table-cell office:value-type="string" table:style-name="ce1">
            <text:p>Bessel</text:p>
          </table:table-cell>
          <table:table-cell table:style-name="ce1"/>
          <table:table-cell office:value-type="string" table:style-name="ce1">
            <text:p>* FACTDOUBLE moved to Math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ESSELI</text:p>
          </table:table-cell>
          <table:table-cell office:value-type="float" office:value="0.21273995970273565" table:formula="of:=BESSELI([.C2];[.D2])" table:style-name="ce1">
            <text:p>0.2127399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BESSELI(-1;-1)" table:style-name="ce1">
            <text:p>#NUM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ESSELJ</text:p>
          </table:table-cell>
          <table:table-cell office:value-type="float" office:value="0.12894324997562717" table:formula="of:=BESSELJ([.C3];[.D3])" table:style-name="ce1">
            <text:p>0.1289432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ESSELK</text:p>
          </table:table-cell>
          <table:table-cell office:value-type="float" office:value="0.6473854" table:formula="of:=BESSELK([.C4];[.D4])" table:style-name="ce1">
            <text:p>0.647385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ESSELY</text:p>
          </table:table-cell>
          <table:table-cell office:value-type="float" office:value="-1.1277837651220644" table:formula="of:=BESSELY([.C5];[.D5])" table:style-name="ce1">
            <text:p>-1.12778376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rror Func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RF</text:p>
          </table:table-cell>
          <table:table-cell office:value-type="float" office:value="1" table:formula="of:=BESSELI([.C8];[.D8])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RF.PRECISE</text:p>
          </table:table-cell>
          <table:table-cell office:value-type="float" office:value="1" table:formula="of:=BESSELI([.C9];[.D9])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RFC</text:p>
          </table:table-cell>
          <table:table-cell office:value-type="float" office:value="1" table:formula="of:=BESSELI([.C10];[.D10])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RFC.PRECISE</text:p>
          </table:table-cell>
          <table:table-cell office:value-type="float" office:value="1" table:formula="of:=BESSELI([.C11];[.D11])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vers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NVERT</text:p>
          </table:table-cell>
          <table:table-cell office:value-type="float" office:value="-273.14999999999998" table:formula="of:=CONVERT([.C14];[.D14];[.E14])" table:style-name="ce1">
            <text:p>-273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</text:p>
          </table:table-cell>
          <table:table-cell office:value-type="string" table:style-name="ce1">
            <text:p>C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IN2DEC</text:p>
          </table:table-cell>
          <table:table-cell office:value-type="float" office:value="2" table:formula="of:=BIN2DEC(10)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IN2HEX</text:p>
          </table:table-cell>
          <table:table-cell office:value-type="string" office:string-value="2" table:formula="of:=BIN2HEX(10)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IN2OCT</text:p>
          </table:table-cell>
          <table:table-cell office:value-type="string" office:string-value="2" table:formula="of:=BIN2OCT(10)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C2BIN</text:p>
          </table:table-cell>
          <table:table-cell office:value-type="string" office:string-value="1010" table:formula="of:=DEC2BIN(10)" table:style-name="ce1">
            <text:p>1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C2HEX</text:p>
          </table:table-cell>
          <table:table-cell office:value-type="string" office:string-value="A" table:formula="of:=DEC2HEX(10)" table:style-name="ce1">
            <text:p>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C2OCT</text:p>
          </table:table-cell>
          <table:table-cell office:value-type="string" office:string-value="12" table:formula="of:=DEC2OCT(10)" table:style-name="ce1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CT2BIN</text:p>
          </table:table-cell>
          <table:table-cell office:value-type="string" office:string-value="1000" table:formula="of:=OCT2BIN(10)" table:style-name="ce1">
            <text:p>1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CT2DEC</text:p>
          </table:table-cell>
          <table:table-cell office:value-type="float" office:value="8" table:formula="of:=OCT2DEC(10)" table:style-name="ce1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CT2HEX</text:p>
          </table:table-cell>
          <table:table-cell office:value-type="string" office:string-value="8" table:formula="of:=OCT2HEX(10)" table:style-name="ce1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X2BIN</text:p>
          </table:table-cell>
          <table:table-cell office:value-type="string" office:string-value="10000" table:formula="of:=HEX2BIN(10)" table:style-name="ce1">
            <text:p>1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X2DEC</text:p>
          </table:table-cell>
          <table:table-cell office:value-type="float" office:value="16" table:formula="of:=HEX2DEC(10)" table:style-name="ce1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X2OCT</text:p>
          </table:table-cell>
          <table:table-cell office:value-type="string" office:string-value="20" table:formula="of:=HEX2OCT(10)" table:style-name="ce1">
            <text:p>2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irac and Heavisi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ELTA</text:p>
          </table:table-cell>
          <table:table-cell office:value-type="float" office:value="0" table:formula="of:=DELTA(5)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STEP</text:p>
          </table:table-cell>
          <table:table-cell office:value-type="float" office:value="1" table:formula="of:=GESTEP(5)" table:style-name="ce1">
            <text:p>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mplex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MPLEX</text:p>
          </table:table-cell>
          <table:table-cell office:value-type="string" office:string-value="2+3i" table:formula="of:=COMPLEX(2;3)" table:style-name="ce1">
            <text:p>2+3i</text:p>
          </table:table-cell>
          <table:table-cell office:value-type="string" office:string-value="2+3j" table:formula="of:=COMPLEX(2;3;&quot;j&quot;)" table:style-name="ce1">
            <text:p>2+3j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MABS</text:p>
          </table:table-cell>
          <table:table-cell office:value-type="float" office:value="3.6055512754639896" table:formula="of:=IMABS([.C34])" table:style-name="ce1">
            <text:p>3.605551275</text:p>
          </table:table-cell>
          <table:table-cell office:value-type="string" office:string-value="2+3j" table:formula="of:=COMPLEX(2;3;&quot;j&quot;)" table:style-name="ce1">
            <text:p>2+3j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MAGINARY</text:p>
          </table:table-cell>
          <table:table-cell office:value-type="float" office:value="3" table:formula="of:=IMAGINARY([.C35])" table:style-name="ce1">
            <text:p>3</text:p>
          </table:table-cell>
          <table:table-cell office:value-type="string" office:string-value="2+3j" table:formula="of:=COMPLEX(2;3;&quot;j&quot;)" table:style-name="ce1">
            <text:p>2+3j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MARGUMENT</text:p>
          </table:table-cell>
          <table:table-cell office:value-type="float" office:value="0.98279372324732905" table:formula="of:=IMARGUMENT([.C36])" table:style-name="ce1">
            <text:p>0.982793723</text:p>
          </table:table-cell>
          <table:table-cell office:value-type="string" office:string-value="2+3j" table:formula="of:=COMPLEX(2;3;&quot;j&quot;)" table:style-name="ce1">
            <text:p>2+3j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MCONJUGATE</text:p>
          </table:table-cell>
          <table:table-cell office:value-type="string" office:string-value="2-3j" table:formula="of:=IMCONJUGATE([.C37])" table:style-name="ce1">
            <text:p>2-3j</text:p>
          </table:table-cell>
          <table:table-cell office:value-type="string" office:string-value="2+3j" table:formula="of:=COMPLEX(2;3;&quot;j&quot;)" table:style-name="ce1">
            <text:p>2+3j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MCOS</text:p>
          </table:table-cell>
          <table:table-cell office:value-type="string" office:string-value="-4.18962569096881-9.10922789375534j" table:formula="of:=IMCOS([.C38])" table:style-name="ce1">
            <text:p>-4.18962569096881-9.10922789375534j</text:p>
          </table:table-cell>
          <table:table-cell office:value-type="string" office:string-value="2+3j" table:formula="of:=COMPLEX(2;3;&quot;j&quot;)" table:style-name="ce1">
            <text:p>2+3j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MDIV</text:p>
          </table:table-cell>
          <table:table-cell office:value-type="string" office:string-value="3.32192809488737-8.28846662730513E-15j" table:formula="of:=IMDIV([.B43];[.B42])" table:style-name="ce1">
            <text:p>3.32192809488737-8.28846662730513E-15j</text:p>
          </table:table-cell>
          <table:table-cell office:value-type="string" office:string-value="2+3j" table:formula="of:=COMPLEX(2;3;&quot;j&quot;)" table:style-name="ce1">
            <text:p>2+3j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MEXP</text:p>
          </table:table-cell>
          <table:table-cell office:value-type="string" office:string-value="-7.3151100949011+1.0427436562359j" table:formula="of:=IMEXP([.C40])" table:style-name="ce1">
            <text:p>-7.3151100949011+1.0427436562359j</text:p>
          </table:table-cell>
          <table:table-cell office:value-type="string" office:string-value="2+3j" table:formula="of:=COMPLEX(2;3;&quot;j&quot;)" table:style-name="ce1">
            <text:p>2+3j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MLN</text:p>
          </table:table-cell>
          <table:table-cell office:value-type="string" office:string-value="1.28247467873077+0.982793723247329j" table:formula="of:=IMLN([.C41])" table:style-name="ce1">
            <text:p>1.28247467873077+0.982793723247329j</text:p>
          </table:table-cell>
          <table:table-cell office:value-type="string" office:string-value="2+3j" table:formula="of:=COMPLEX(2;3;&quot;j&quot;)" table:style-name="ce1">
            <text:p>2+3j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MLOG10</text:p>
          </table:table-cell>
          <table:table-cell office:value-type="string" office:string-value="0.556971676153418+0.426821890855467j" table:formula="of:=IMLOG10([.C42])" table:style-name="ce1">
            <text:p>0.556971676153418+0.426821890855467j</text:p>
          </table:table-cell>
          <table:table-cell office:value-type="string" office:string-value="2+3j" table:formula="of:=COMPLEX(2;3;&quot;j&quot;)" table:style-name="ce1">
            <text:p>2+3j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MLOG2</text:p>
          </table:table-cell>
          <table:table-cell office:value-type="string" office:string-value="1.85021985907055+1.41787163074572j" table:formula="of:=IMLOG2([.C43])" table:style-name="ce1">
            <text:p>1.85021985907055+1.41787163074572j</text:p>
          </table:table-cell>
          <table:table-cell office:value-type="string" office:string-value="2+3j" table:formula="of:=COMPLEX(2;3;&quot;j&quot;)" table:style-name="ce1">
            <text:p>2+3j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MPOWER</text:p>
          </table:table-cell>
          <table:table-cell office:value-type="string" office:string-value="-5+12j" table:formula="of:=IMPOWER([.C44];2)" table:style-name="ce1">
            <text:p>-5+12j</text:p>
          </table:table-cell>
          <table:table-cell office:value-type="string" office:string-value="2+3j" table:formula="of:=COMPLEX(2;3;&quot;j&quot;)" table:style-name="ce1">
            <text:p>2+3j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MPRODUCT</text:p>
          </table:table-cell>
          <table:table-cell office:value-type="string" office:string-value="-10+24j" table:formula="of:=IMPRODUCT([.C45];[.D45])" table:style-name="ce1">
            <text:p>-10+24j</text:p>
          </table:table-cell>
          <table:table-cell office:value-type="string" office:string-value="2+3j" table:formula="of:=COMPLEX(2;3;&quot;j&quot;)" table:style-name="ce1">
            <text:p>2+3j</text:p>
          </table:table-cell>
          <table:table-cell office:value-type="string" office:string-value="4+6j" table:formula="of:=COMPLEX(4;6;&quot;j&quot;)" table:style-name="ce1">
            <text:p>4+6j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MREAL</text:p>
          </table:table-cell>
          <table:table-cell office:value-type="float" office:value="2" table:formula="of:=IMREAL([.C46])" table:style-name="ce1">
            <text:p>2</text:p>
          </table:table-cell>
          <table:table-cell office:value-type="string" office:string-value="2+3j" table:formula="of:=COMPLEX(2;3;&quot;j&quot;)" table:style-name="ce1">
            <text:p>2+3j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MSIN</text:p>
          </table:table-cell>
          <table:table-cell office:value-type="string" office:string-value="9.15449914691143-4.16890695996656j" table:formula="of:=IMSIN([.C47])" table:style-name="ce1">
            <text:p>9.15449914691143-4.16890695996656j</text:p>
          </table:table-cell>
          <table:table-cell office:value-type="string" office:string-value="2+3j" table:formula="of:=COMPLEX(2;3;&quot;j&quot;)" table:style-name="ce1">
            <text:p>2+3j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MSQRT</text:p>
          </table:table-cell>
          <table:table-cell office:value-type="string" office:string-value="1.67414922803554+0.895977476129838j" table:formula="of:=IMSQRT([.C48])" table:style-name="ce1">
            <text:p>1.67414922803554+0.895977476129838j</text:p>
          </table:table-cell>
          <table:table-cell office:value-type="string" office:string-value="2+3j" table:formula="of:=COMPLEX(2;3;&quot;j&quot;)" table:style-name="ce1">
            <text:p>2+3j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MSUB</text:p>
          </table:table-cell>
          <table:table-cell office:value-type="string" office:string-value="-2-2j" table:formula="of:=IMSUB([.C49];[.D49])" table:style-name="ce1">
            <text:p>-2-2j</text:p>
          </table:table-cell>
          <table:table-cell office:value-type="string" office:string-value="2+3j" table:formula="of:=COMPLEX(2;3;&quot;j&quot;)" table:style-name="ce1">
            <text:p>2+3j</text:p>
          </table:table-cell>
          <table:table-cell office:value-type="string" office:string-value="4+5j" table:formula="of:=COMPLEX(4;5;&quot;j&quot;)" table:style-name="ce1">
            <text:p>4+5j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MSUM</text:p>
          </table:table-cell>
          <table:table-cell office:value-type="string" office:string-value="48+70j" table:formula="of:=IMSUM([.C33:.D50])" table:style-name="ce1">
            <text:p>48+70j</text:p>
          </table:table-cell>
          <table:table-cell office:value-type="string" office:string-value="2+3j" table:formula="of:=COMPLEX(2;3;&quot;j&quot;)" table:style-name="ce1">
            <text:p>2+3j</text:p>
          </table:table-cell>
          <table:table-cell office:value-type="string" office:string-value="4+5j" table:formula="of:=COMPLEX(4;5;&quot;j&quot;)" table:style-name="ce1">
            <text:p>4+5j</text:p>
          </table:table-cell>
          <table:table-cell table:number-columns-repeated="16380"/>
        </table:table-row>
        <table:table-row table:number-rows-repeated="1048526" table:style-name="ro1">
          <table:table-cell table:number-columns-repeated="16384"/>
        </table:table-row>
      </table:table>
      <table:table table:name="Finance" table:style-name="ta1">
        <table:table-column table:style-name="co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">
            <text:p>Convers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LLARDE<text:s/></text:p>
          </table:table-cell>
          <table:table-cell office:value-type="float" office:value="1.125" table:formula="of:=DOLLARDE([.D2];[.E2])" table:style-name="ce1">
            <text:p>1.125</text:p>
          </table:table-cell>
          <table:table-cell table:style-name="ce1"/>
          <table:table-cell office:value-type="float" office:value="1.02" table:style-name="ce1">
            <text:p>1.02</text:p>
          </table:table-cell>
          <table:table-cell office:value-type="float" office:value="16" table:style-name="ce1">
            <text:p>1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OLLARFR<text:s/></text:p>
          </table:table-cell>
          <table:table-cell office:value-type="float" office:value="1.02" table:formula="of:=DOLLARFR([.B2];[.E2])" table:style-name="ce1">
            <text:p>1.0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FFECT<text:s/></text:p>
          </table:table-cell>
          <table:table-cell office:value-type="float" office:value="5.3542667370758412E-2" table:formula="of:=EFFECT([.D4];[.E4])" table:style-name="ce1">
            <text:p>0.053542667</text:p>
          </table:table-cell>
          <table:table-cell table:style-name="ce1"/>
          <table:table-cell office:value-type="percentage" office:value="5.2499999999999998E-2" table:style-name="ce3">
            <text:p>5.25%</text:p>
          </table:table-cell>
          <table:table-cell office:value-type="float" office:value="4" table:style-name="ce1">
            <text:p>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OMINAL<text:s/></text:p>
          </table:table-cell>
          <table:table-cell office:value-type="float" office:value="5.2500000000000213E-2" table:formula="of:=NOMINAL([.B4];[.E4])" table:style-name="ce1">
            <text:p>0.0525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sh Flows</text:p>
          </table:table-cell>
          <table:table-cell table:style-name="ce1"/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1">
            <text:p>IRR<text:s/></text:p>
          </table:table-cell>
          <table:table-cell office:value-type="percentage" office:value="8.663094803652216E-2" table:formula="of:=IRR([.D8:.I8];0.1)" table:style-name="ce4">
            <text:p>9%</text:p>
          </table:table-cell>
          <table:table-cell table:style-name="ce1"/>
          <table:table-cell office:value-type="float" office:value="-70000" table:style-name="ce1">
            <text:p>-70000</text:p>
          </table:table-cell>
          <table:table-cell office:value-type="float" office:value="12000" table:style-name="ce1">
            <text:p>12000</text:p>
          </table:table-cell>
          <table:table-cell office:value-type="float" office:value="15000" table:style-name="ce1">
            <text:p>15000</text:p>
          </table:table-cell>
          <table:table-cell office:value-type="float" office:value="18000" table:style-name="ce1">
            <text:p>18000</text:p>
          </table:table-cell>
          <table:table-cell office:value-type="float" office:value="21000" table:style-name="ce1">
            <text:p>21000</text:p>
          </table:table-cell>
          <table:table-cell office:value-type="float" office:value="26000" table:style-name="ce1">
            <text:p>2600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IRR<text:s/></text:p>
          </table:table-cell>
          <table:table-cell office:value-type="percentage" office:value="0.12609413036590511" table:formula="of:=MIRR([.D9:.I9];[.J9];[.K9])" table:style-name="ce4">
            <text:p>13%</text:p>
          </table:table-cell>
          <table:table-cell table:style-name="ce1"/>
          <table:table-cell office:value-type="float" office:value="-120000" table:style-name="ce1">
            <text:p>-120000</text:p>
          </table:table-cell>
          <table:table-cell office:value-type="float" office:value="39000" table:style-name="ce1">
            <text:p>39000</text:p>
          </table:table-cell>
          <table:table-cell office:value-type="float" office:value="30000" table:style-name="ce1">
            <text:p>30000</text:p>
          </table:table-cell>
          <table:table-cell office:value-type="float" office:value="21000" table:style-name="ce1">
            <text:p>21000</text:p>
          </table:table-cell>
          <table:table-cell office:value-type="float" office:value="37000" table:style-name="ce1">
            <text:p>37000</text:p>
          </table:table-cell>
          <table:table-cell office:value-type="float" office:value="46000" table:style-name="ce1">
            <text:p>46000</text:p>
          </table:table-cell>
          <table:table-cell office:value-type="percentage" office:value="0.1" table:style-name="ce4">
            <text:p>10%</text:p>
          </table:table-cell>
          <table:table-cell office:value-type="percentage" office:value="0.12" table:style-name="ce4">
            <text:p>12%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PV<text:s/></text:p>
          </table:table-cell>
          <table:table-cell office:value-type="currency" office:value="1188.4434123352207" table:formula="of:=NPV([.D10];[.E10];[.F10];[.G10];[.H10])" table:style-name="ce5">
            <text:p>$1,188.44<text:s/></text:p>
          </table:table-cell>
          <table:table-cell table:style-name="ce1"/>
          <table:table-cell office:value-type="percentage" office:value="0.1" table:style-name="ce4">
            <text:p>10%</text:p>
          </table:table-cell>
          <table:table-cell office:value-type="float" office:value="-10000" table:style-name="ce1">
            <text:p>-10000</text:p>
          </table:table-cell>
          <table:table-cell office:value-type="float" office:value="3000" table:style-name="ce1">
            <text:p>3000</text:p>
          </table:table-cell>
          <table:table-cell office:value-type="float" office:value="4200" table:style-name="ce1">
            <text:p>4200</text:p>
          </table:table-cell>
          <table:table-cell office:value-type="float" office:value="6800" table:style-name="ce1">
            <text:p>68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XIRR<text:s/></text:p>
          </table:table-cell>
          <table:table-cell office:value-type="float" office:value="5.3152377605438241" table:formula="of:=XIRR([.E10:.H10];[.E11:.H11])" table:style-name="ce1">
            <text:p>5.315237761</text:p>
          </table:table-cell>
          <table:table-cell table:number-columns-repeated="2" table:style-name="ce1"/>
          <table:table-cell office:value-type="date" office:date-value="2013-01-01T00:00:00" table:style-name="ce2">
            <text:p>1-Jan-13</text:p>
          </table:table-cell>
          <table:table-cell office:value-type="date" office:date-value="2013-02-01T00:00:00" table:style-name="ce2">
            <text:p>1-Feb-13</text:p>
          </table:table-cell>
          <table:table-cell office:value-type="date" office:date-value="2013-03-01T00:00:00" table:style-name="ce2">
            <text:p>1-Mar-13</text:p>
          </table:table-cell>
          <table:table-cell office:value-type="date" office:date-value="2013-04-01T00:00:00" table:style-name="ce2">
            <text:p>1-Apr-1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XNPV<text:s/></text:p>
          </table:table-cell>
          <table:table-cell office:value-type="float" office:value="-6.2115468608681113E-6" table:formula="of:=XNPV([.B11];[.E10:.H10];[.E11:.H11])" table:style-name="ce1">
            <text:p>-6.21155E-0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VSCHEDULE<text:s/></text:p>
          </table:table-cell>
          <table:table-cell office:value-type="float" office:value="1.3308900000000004" table:formula="of:=FVSCHEDULE(1;{0.09;0.11;0.1})" table:style-name="ce1">
            <text:p>1.33089</text:p>
          </table:table-cell>
          <table:table-cell office:value-type="float" office:value="1.3308900000000004" table:formula="of:=FVSCHEDULE(1;[.D13:.F13])" table:style-name="ce1">
            <text:p>1.33089</text:p>
          </table:table-cell>
          <table:table-cell office:value-type="float" office:value="0.09" table:style-name="ce1">
            <text:p>0.09</text:p>
          </table:table-cell>
          <table:table-cell office:value-type="float" office:value="0.11" table:style-name="ce1">
            <text:p>0.11</text:p>
          </table:table-cell>
          <table:table-cell office:value-type="float" office:value="0.1" table:style-name="ce1">
            <text:p>0.1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nnuities</text:p>
          </table:table-cell>
          <table:table-cell table:number-columns-repeated="2" table:style-name="ce1"/>
          <table:table-cell office:value-type="string" table:style-name="ce1">
            <text:p>rate</text:p>
          </table:table-cell>
          <table:table-cell office:value-type="string" table:style-name="ce1">
            <text:p>nper</text:p>
          </table:table-cell>
          <table:table-cell office:value-type="string" table:style-name="ce1">
            <text:p>pmt</text:p>
          </table:table-cell>
          <table:table-cell office:value-type="string" table:style-name="ce1">
            <text:p>pv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FV<text:s/></text:p>
          </table:table-cell>
          <table:table-cell office:value-type="currency" office:value="2581.4033740601185" table:formula="of:=FV([.D16]/12;[.E16];[.F16];[.G16];1)" table:style-name="ce5">
            <text:p>$2,581.40<text:s/></text:p>
          </table:table-cell>
          <table:table-cell table:style-name="ce1"/>
          <table:table-cell office:value-type="percentage" office:value="0.06" table:style-name="ce4">
            <text:p>6%</text:p>
          </table:table-cell>
          <table:table-cell office:value-type="float" office:value="10" table:style-name="ce1">
            <text:p>10</text:p>
          </table:table-cell>
          <table:table-cell office:value-type="float" office:value="-200" table:style-name="ce1">
            <text:p>-200</text:p>
          </table:table-cell>
          <table:table-cell office:value-type="float" office:value="-500" table:style-name="ce1">
            <text:p>-5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PMT<text:s/></text:p>
          </table:table-cell>
          <table:table-cell office:value-type="currency" office:value="-22.406893015924034" table:formula="of:=IPMT([.D17]/12;3;[.E17];[.G17])" table:style-name="ce5">
            <text:p>($22.41)</text:p>
          </table:table-cell>
          <table:table-cell table:style-name="ce1"/>
          <table:table-cell office:value-type="percentage" office:value="0.1" table:style-name="ce4">
            <text:p>10%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8000" table:style-name="ce1">
            <text:p>80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SPMT<text:s/></text:p>
          </table:table-cell>
          <table:table-cell office:value-type="currency" office:value="-64.814814814814824" table:formula="of:=ISPMT([.D18]/12;1;[.E18]*12;[.G18])" table:style-name="ce5">
            <text:p>($64.81)</text:p>
          </table:table-cell>
          <table:table-cell table:style-name="ce1"/>
          <table:table-cell office:value-type="percentage" office:value="0.1" table:style-name="ce4">
            <text:p>10%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8000" table:style-name="ce1">
            <text:p>80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NPER<text:s/></text:p>
          </table:table-cell>
          <table:table-cell office:value-type="float" office:value="-9.5785940398131615" table:formula="of:=NPER([.D19]/12;[.F19];[.G19])" table:style-name="ce1">
            <text:p>-9.57859404</text:p>
          </table:table-cell>
          <table:table-cell table:style-name="ce1"/>
          <table:table-cell office:value-type="percentage" office:value="0.12" table:style-name="ce4">
            <text:p>12%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-1000" table:style-name="ce1">
            <text:p>-10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MT<text:s/></text:p>
          </table:table-cell>
          <table:table-cell office:value-type="currency" office:value="-2711.2340549268079" table:formula="of:=PMT([.D17]/12;[.E17];[.G17])" table:style-name="ce5">
            <text:p>($2,711.23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PMT<text:s/></text:p>
          </table:table-cell>
          <table:table-cell office:value-type="currency" office:value="-2688.8271619108841" table:formula="of:=PPMT([.D17]/12;3;[.E17];[.G17])" table:style-name="ce5">
            <text:p>($2,688.83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V<text:s/></text:p>
          </table:table-cell>
          <table:table-cell office:value-type="currency" office:value="-59777.145851187823" table:formula="of:=PV([.D22]/12;12*[.E22];[.F22])" table:style-name="ce5">
            <text:p>($59,777.15)</text:p>
          </table:table-cell>
          <table:table-cell table:style-name="ce1"/>
          <table:table-cell office:value-type="percentage" office:value="0.08" table:style-name="ce4">
            <text:p>8%</text:p>
          </table:table-cell>
          <table:table-cell office:value-type="float" office:value="20" table:style-name="ce1">
            <text:p>20</text:p>
          </table:table-cell>
          <table:table-cell office:value-type="float" office:value="500" table:style-name="ce1">
            <text:p>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ATE<text:s/></text:p>
          </table:table-cell>
          <table:table-cell office:value-type="percentage" office:value="9.2417669858416415E-2" table:formula="of:=RATE([.E23]*12;[.F23];[.G23])*12" table:style-name="ce4">
            <text:p>9%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-200" table:style-name="ce1">
            <text:p>-200</text:p>
          </table:table-cell>
          <table:table-cell office:value-type="float" office:value="8000" table:style-name="ce1">
            <text:p>80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UMIPMT<text:s/></text:p>
          </table:table-cell>
          <table:table-cell office:value-type="float" office:value="-11135.232130750841" table:formula="of:=CUMIPMT([.D24]/12;[.E24]*12;[.F24];[.G24];[.H24];0)" table:style-name="ce1">
            <text:p>-11135.23213</text:p>
          </table:table-cell>
          <table:table-cell table:style-name="ce1"/>
          <table:table-cell office:value-type="percentage" office:value="0.09" table:style-name="ce4">
            <text:p>9%</text:p>
          </table:table-cell>
          <table:table-cell office:value-type="float" office:value="30" table:style-name="ce1">
            <text:p>30</text:p>
          </table:table-cell>
          <table:table-cell office:value-type="float" office:value="125000" table:style-name="ce1">
            <text:p>125000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UMPRINC<text:s/></text:p>
          </table:table-cell>
          <table:table-cell office:value-type="float" office:value="-934.10712342089789" table:formula="of:=CUMPRINC([.D24]/12;[.E24]*12;[.F24];[.G24];[.H24];0)" table:style-name="ce1">
            <text:p>-934.1071234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ecurities</text:p>
          </table:table-cell>
          <table:table-cell table:number-columns-repeated="2" table:style-name="ce1"/>
          <table:table-cell office:value-type="string" table:style-name="ce1">
            <text:p>settlement</text:p>
          </table:table-cell>
          <table:table-cell office:value-type="string" table:style-name="ce1">
            <text:p>maturity</text:p>
          </table:table-cell>
          <table:table-cell office:value-type="string" table:style-name="ce1">
            <text:p>discount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redemptio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BILLEQ<text:s/></text:p>
          </table:table-cell>
          <table:table-cell office:value-type="float" office:value="9.4151493565943017E-2" table:formula="of:=TBILLEQ([.D29];[.E29];[.F28])" table:style-name="ce1">
            <text:p>0.094151494</text:p>
          </table:table-cell>
          <table:table-cell table:number-columns-repeated="3" table:style-name="ce1"/>
          <table:table-cell office:value-type="percentage" office:value="9.1399999999999995E-2" table:style-name="ce3">
            <text:p>9.14%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BILLPRICE<text:s/></text:p>
          </table:table-cell>
          <table:table-cell office:value-type="float" office:value="98.45" table:formula="of:=TBILLPRICE([.D29];[.E29];[.F29])" table:style-name="ce1">
            <text:p>98.45</text:p>
          </table:table-cell>
          <table:table-cell table:style-name="ce1"/>
          <table:table-cell office:value-type="date" office:date-value="2008-03-31T00:00:00" table:style-name="ce2">
            <text:p>31-Mar-08</text:p>
          </table:table-cell>
          <table:table-cell office:value-type="date" office:date-value="2008-06-01T00:00:00" table:style-name="ce2">
            <text:p>1-Jun-08</text:p>
          </table:table-cell>
          <table:table-cell office:value-type="percentage" office:value="0.09" table:style-name="ce4">
            <text:p>9%</text:p>
          </table:table-cell>
          <table:table-cell office:value-type="float" office:value="98.45" table:style-name="ce1">
            <text:p>98.4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BILLYIELD<text:s/></text:p>
          </table:table-cell>
          <table:table-cell office:value-type="float" office:value="9.141696292534264E-2" table:formula="of:=TBILLYIELD([.D29];[.E29];[.G29])" table:style-name="ce1">
            <text:p>0.09141696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ICE<text:s/></text:p>
          </table:table-cell>
          <table:table-cell office:value-type="float" office:value="94.634361621322128" table:formula="of:=PRICE([.D31];[.E31];[.F31];[.G31];[.H31];[.I31])" table:style-name="ce1">
            <text:p>94.63436162</text:p>
          </table:table-cell>
          <table:table-cell table:style-name="ce1"/>
          <table:table-cell office:value-type="date" office:date-value="2008-02-15T00:00:00" table:style-name="ce2">
            <text:p>15-Feb-08</text:p>
          </table:table-cell>
          <table:table-cell office:value-type="date" office:date-value="2017-11-15T00:00:00" table:style-name="ce2">
            <text:p>15-Nov-17</text:p>
          </table:table-cell>
          <table:table-cell office:value-type="percentage" office:value="5.7500000000000002E-2" table:style-name="ce3">
            <text:p>5.75%</text:p>
          </table:table-cell>
          <table:table-cell office:value-type="percentage" office:value="6.5000000000000002E-2" table:style-name="ce3">
            <text:p>6.50%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YIELD<text:s/></text:p>
          </table:table-cell>
          <table:table-cell office:value-type="float" office:value="6.5000006880731431E-2" table:formula="of:=YIELD([.D32];[.E32];[.F32];[.G32];[.H32];[.I32])" table:style-name="ce1">
            <text:p>0.065000007</text:p>
          </table:table-cell>
          <table:table-cell table:style-name="ce1"/>
          <table:table-cell office:value-type="date" office:date-value="2008-02-15T00:00:00" table:style-name="ce2">
            <text:p>15-Feb-08</text:p>
          </table:table-cell>
          <table:table-cell office:value-type="date" office:date-value="2016-11-15T00:00:00" table:style-name="ce2">
            <text:p>15-Nov-16</text:p>
          </table:table-cell>
          <table:table-cell office:value-type="percentage" office:value="5.7500000000000002E-2" table:style-name="ce3">
            <text:p>5.75%</text:p>
          </table:table-cell>
          <table:table-cell office:value-type="float" office:value="95.042869999999994" table:style-name="ce7">
            <text:p>95.04287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ISC<text:s/></text:p>
          </table:table-cell>
          <table:table-cell office:value-type="float" office:value="5.2071428571428838E-2" table:formula="of:=DISC([.D33];[.E33];[.G33];[.H33])" table:style-name="ce1">
            <text:p>0.052071429</text:p>
          </table:table-cell>
          <table:table-cell table:style-name="ce1"/>
          <table:table-cell office:value-type="date" office:date-value="2007-01-25T00:00:00" table:style-name="ce2">
            <text:p>25-Jan-07</text:p>
          </table:table-cell>
          <table:table-cell office:value-type="date" office:date-value="2007-06-15T00:00:00" table:style-name="ce2">
            <text:p>15-Jun-07</text:p>
          </table:table-cell>
          <table:table-cell table:style-name="ce1"/>
          <table:table-cell office:value-type="float" office:value="97.974999999999994" table:style-name="ce1">
            <text:p>97.975</text:p>
          </table:table-cell>
          <table:table-cell office:value-type="float" office:value="100" table:style-name="ce1">
            <text:p>1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PRICEDISC<text:s/></text:p>
          </table:table-cell>
          <table:table-cell office:value-type="float" office:value="99.795833333333334" table:formula="of:=PRICEDISC([.D34];[.E34];[.F34];[.H34];SQRT(4))" table:style-name="ce1">
            <text:p>99.79583333</text:p>
          </table:table-cell>
          <table:table-cell table:style-name="ce1"/>
          <table:table-cell office:value-type="date" office:date-value="2008-02-16T00:00:00" table:style-name="ce2">
            <text:p>16-Feb-08</text:p>
          </table:table-cell>
          <table:table-cell office:value-type="date" office:date-value="2008-03-01T00:00:00" table:style-name="ce2">
            <text:p>1-Mar-08</text:p>
          </table:table-cell>
          <table:table-cell office:value-type="percentage" office:value="5.2499999999999998E-2" table:style-name="ce3">
            <text:p>5.25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YIELDDISC<text:s/></text:p>
          </table:table-cell>
          <table:table-cell office:value-type="float" office:value="5.2822571986858337E-2" table:formula="of:=YIELDDISC([.D34];[.E34];[.G35];[.H34];LOG(100)/LOG(10))" table:style-name="ce1">
            <text:p>0.052822572</text:p>
          </table:table-cell>
          <table:table-cell table:number-columns-repeated="4" table:style-name="ce1"/>
          <table:table-cell office:value-type="float" office:value="99.795000000000002" table:style-name="ce1">
            <text:p>99.79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RICEMAT<text:s/></text:p>
          </table:table-cell>
          <table:table-cell office:value-type="float" office:value="99.984498875556937" table:formula="of:=PRICEMAT([.D36];[.E36];[.F36];[.G36];[.G36];[.H36])" table:style-name="ce1">
            <text:p>99.98449888</text:p>
          </table:table-cell>
          <table:table-cell table:style-name="ce1"/>
          <table:table-cell office:value-type="date" office:date-value="2008-02-15T00:00:00" table:style-name="ce2">
            <text:p>15-Feb-08</text:p>
          </table:table-cell>
          <table:table-cell office:value-type="date" office:date-value="2008-04-13T00:00:00" table:style-name="ce2">
            <text:p>13-Apr-08</text:p>
          </table:table-cell>
          <table:table-cell office:value-type="date" office:date-value="2007-11-11T00:00:00" table:style-name="ce2">
            <text:p>11-Nov-07</text:p>
          </table:table-cell>
          <table:table-cell office:value-type="percentage" office:value="6.0999999999999999E-2" table:style-name="ce3">
            <text:p>6.10%</text:p>
          </table:table-cell>
          <table:table-cell office:value-type="float" office:value="0" table:style-name="ce2">
            <text:p>0-Jan-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YIELDMAT<text:s/></text:p>
          </table:table-cell>
          <table:table-cell office:value-type="float" office:value="6.0954333691538673E-2" table:formula="of:=YIELDMAT([.D37];[.E37];[.F37];[.G37];[.H37];[.I37])" table:style-name="ce1">
            <text:p>0.060954334</text:p>
          </table:table-cell>
          <table:table-cell table:style-name="ce1"/>
          <table:table-cell office:value-type="date" office:date-value="2008-03-15T00:00:00" table:style-name="ce2">
            <text:p>15-Mar-08</text:p>
          </table:table-cell>
          <table:table-cell office:value-type="date" office:date-value="2008-11-03T00:00:00" table:style-name="ce2">
            <text:p>3-Nov-08</text:p>
          </table:table-cell>
          <table:table-cell office:value-type="date" office:date-value="2007-11-08T00:00:00" table:style-name="ce2">
            <text:p>8-Nov-07</text:p>
          </table:table-cell>
          <table:table-cell office:value-type="percentage" office:value="6.25E-2" table:style-name="ce3">
            <text:p>6.25%</text:p>
          </table:table-cell>
          <table:table-cell office:value-type="float" office:value="100.0123" table:style-name="ce7">
            <text:p>100.0123</text:p>
          </table:table-cell>
          <table:table-cell office:value-type="float" office:value="0" table:style-name="ce7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DURATION<text:s/></text:p>
          </table:table-cell>
          <table:table-cell office:value-type="float" office:value="5.9937749555451862" table:formula="of:=DURATION([.D38];[.E38];[.F38];[.G38];[.H38];[.I38])" table:style-name="ce1">
            <text:p>5.993774956</text:p>
          </table:table-cell>
          <table:table-cell table:style-name="ce1"/>
          <table:table-cell office:value-type="date" office:date-value="2008-01-01T00:00:00" table:style-name="ce2">
            <text:p>1-Jan-08</text:p>
          </table:table-cell>
          <table:table-cell office:value-type="date" office:date-value="2016-01-01T00:00:00" table:style-name="ce2">
            <text:p>1-Jan-16</text:p>
          </table:table-cell>
          <table:table-cell office:value-type="percentage" office:value="0.08" table:style-name="ce4">
            <text:p>8%</text:p>
          </table:table-cell>
          <table:table-cell office:value-type="percentage" office:value="0.09" table:style-name="ce4">
            <text:p>9%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DURATION<text:s/></text:p>
          </table:table-cell>
          <table:table-cell office:value-type="float" office:value="5.7356698139188387" table:formula="of:=MDURATION([.D38];[.E38];[.F38];[.G38];[.H38];[.I38])" table:style-name="ce1">
            <text:p>5.73566981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CCRINT<text:s/></text:p>
          </table:table-cell>
          <table:table-cell office:value-type="float" office:value="16.666666666666664" table:formula="of:=ACCRINT([.D40];[.E40];[.F40];[.G40];[.H40];[.I40];[.J40])" table:style-name="ce1">
            <text:p>16.66666667</text:p>
          </table:table-cell>
          <table:table-cell table:style-name="ce1"/>
          <table:table-cell office:value-type="date" office:date-value="2008-03-01T00:00:00" table:style-name="ce6">
            <text:p>3/1/2008</text:p>
          </table:table-cell>
          <table:table-cell office:value-type="date" office:date-value="2008-08-31T00:00:00" table:style-name="ce6">
            <text:p>8/31/2008</text:p>
          </table:table-cell>
          <table:table-cell office:value-type="date" office:date-value="2008-05-01T00:00:00" table:style-name="ce6">
            <text:p>5/1/2008</text:p>
          </table:table-cell>
          <table:table-cell office:value-type="percentage" office:value="0.1" table:style-name="ce4">
            <text:p>10%</text:p>
          </table:table-cell>
          <table:table-cell office:value-type="float" office:value="1000" table:style-name="ce7">
            <text:p>1000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CCRINTM<text:s/></text:p>
          </table:table-cell>
          <table:table-cell office:value-type="float" office:value="20.547945205479451" table:formula="of:=ACCRINTM([.D41];[.E41];[.G41];[.H41];[.I41])" table:style-name="ce1">
            <text:p>20.54794521</text:p>
          </table:table-cell>
          <table:table-cell table:style-name="ce1"/>
          <table:table-cell office:value-type="date" office:date-value="2008-04-01T00:00:00" table:style-name="ce6">
            <text:p>4/1/2008</text:p>
          </table:table-cell>
          <table:table-cell office:value-type="date" office:date-value="2008-06-15T00:00:00" table:style-name="ce6">
            <text:p>6/15/2008</text:p>
          </table:table-cell>
          <table:table-cell table:style-name="ce1"/>
          <table:table-cell office:value-type="percentage" office:value="0.1" table:style-name="ce4">
            <text:p>10%</text:p>
          </table:table-cell>
          <table:table-cell office:value-type="float" office:value="1000" table:style-name="ce1">
            <text:p>1000</text:p>
          </table:table-cell>
          <table:table-cell office:value-type="float" office:value="3" table:style-name="ce7">
            <text:p>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INTRATE<text:s/></text:p>
          </table:table-cell>
          <table:table-cell office:value-type="float" office:value="5.7680000000000002E-2" table:formula="of:=INTRATE([.D42];[.E42];[.F42];[.G42];[.H42])" table:style-name="ce1">
            <text:p>0.05768</text:p>
          </table:table-cell>
          <table:table-cell table:style-name="ce1"/>
          <table:table-cell office:value-type="date" office:date-value="2008-02-15T00:00:00" table:style-name="ce6">
            <text:p>2/15/2008</text:p>
          </table:table-cell>
          <table:table-cell office:value-type="date" office:date-value="2008-05-15T00:00:00" table:style-name="ce6">
            <text:p>5/15/2008</text:p>
          </table:table-cell>
          <table:table-cell office:value-type="float" office:value="1000000" table:style-name="ce1">
            <text:p>1000000</text:p>
          </table:table-cell>
          <table:table-cell office:value-type="float" office:value="1014420" table:style-name="ce7">
            <text:p>1014420</text:p>
          </table:table-cell>
          <table:table-cell office:value-type="float" office:value="2" table:style-name="ce7">
            <text:p>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ECEIVED<text:s/></text:p>
          </table:table-cell>
          <table:table-cell office:value-type="float" office:value="1014584.6544071021" table:formula="of:=RECEIVED([.D43];[.E43];[.F43];[.G43];[.H43])" table:style-name="ce1">
            <text:p>1014584.654</text:p>
          </table:table-cell>
          <table:table-cell table:style-name="ce1"/>
          <table:table-cell office:value-type="date" office:date-value="2008-02-15T00:00:00" table:style-name="ce6">
            <text:p>2/15/2008</text:p>
          </table:table-cell>
          <table:table-cell office:value-type="date" office:date-value="2008-05-15T00:00:00" table:style-name="ce6">
            <text:p>5/15/2008</text:p>
          </table:table-cell>
          <table:table-cell office:value-type="float" office:value="1000000" table:style-name="ce1">
            <text:p>1000000</text:p>
          </table:table-cell>
          <table:table-cell office:value-type="percentage" office:value="5.7500000000000002E-2" table:style-name="ce3">
            <text:p>5.75%</text:p>
          </table:table-cell>
          <table:table-cell office:value-type="float" office:value="2" table:style-name="ce7">
            <text:p>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DDFPRICE<text:s/></text:p>
          </table:table-cell>
          <table:table-cell office:value-type="float" office:value="113.59771747407883" table:formula="of:=ODDFPRICE([.D44];[.E44];[.F44];[.G44];[.H44];[.I44];[.J44];[.K44];[.L44])" table:style-name="ce1">
            <text:p>113.5977175</text:p>
          </table:table-cell>
          <table:table-cell table:style-name="ce1"/>
          <table:table-cell office:value-type="date" office:date-value="2008-11-11T00:00:00" table:style-name="ce2">
            <text:p>11-Nov-08</text:p>
          </table:table-cell>
          <table:table-cell office:value-type="date" office:date-value="2021-03-01T00:00:00" table:style-name="ce2">
            <text:p>1-Mar-21</text:p>
          </table:table-cell>
          <table:table-cell office:value-type="date" office:date-value="2008-10-15T00:00:00" table:style-name="ce2">
            <text:p>15-Oct-08</text:p>
          </table:table-cell>
          <table:table-cell office:value-type="date" office:date-value="2009-03-01T00:00:00" table:style-name="ce2">
            <text:p>1-Mar-09</text:p>
          </table:table-cell>
          <table:table-cell office:value-type="percentage" office:value="7.85E-2" table:style-name="ce3">
            <text:p>7.85%</text:p>
          </table:table-cell>
          <table:table-cell office:value-type="percentage" office:value="6.25E-2" table:style-name="ce3">
            <text:p>6.25%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ODDFYIELD<text:s/></text:p>
          </table:table-cell>
          <table:table-cell office:value-type="float" office:value="7.7245541597298878E-2" table:formula="of:=ODDFYIELD([.D45];[.E45];[.F45];[.G45];[.H45];[.I45];[.J45];[.K45];[.L45])" table:style-name="ce1">
            <text:p>0.077245542</text:p>
          </table:table-cell>
          <table:table-cell table:style-name="ce1"/>
          <table:table-cell office:value-type="date" office:date-value="2008-11-11T00:00:00" table:style-name="ce2">
            <text:p>11-Nov-08</text:p>
          </table:table-cell>
          <table:table-cell office:value-type="date" office:date-value="2021-03-01T00:00:00" table:style-name="ce2">
            <text:p>1-Mar-21</text:p>
          </table:table-cell>
          <table:table-cell office:value-type="date" office:date-value="2008-10-15T00:00:00" table:style-name="ce2">
            <text:p>15-Oct-08</text:p>
          </table:table-cell>
          <table:table-cell office:value-type="date" office:date-value="2009-03-01T00:00:00" table:style-name="ce2">
            <text:p>1-Mar-09</text:p>
          </table:table-cell>
          <table:table-cell office:value-type="percentage" office:value="5.7500000000000002E-2" table:style-name="ce3">
            <text:p>5.75%</text:p>
          </table:table-cell>
          <table:table-cell office:value-type="float" office:value="84.5" table:style-name="ce7">
            <text:p>84.5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ODDLPRICE<text:s/></text:p>
          </table:table-cell>
          <table:table-cell office:value-type="float" office:value="110.88286909824446" table:formula="of:=ODDLPRICE([.D46];[.E46];[.F46];[.G46];[.H46];[.I46];[.J46];[.K46])" table:style-name="ce1">
            <text:p>110.8828691</text:p>
          </table:table-cell>
          <table:table-cell table:style-name="ce1"/>
          <table:table-cell office:value-type="date" office:date-value="2008-11-11T00:00:00" table:style-name="ce2">
            <text:p>11-Nov-08</text:p>
          </table:table-cell>
          <table:table-cell office:value-type="date" office:date-value="2021-03-01T00:00:00" table:style-name="ce2">
            <text:p>1-Mar-21</text:p>
          </table:table-cell>
          <table:table-cell office:value-type="date" office:date-value="2008-10-15T00:00:00" table:style-name="ce2">
            <text:p>15-Oct-08</text:p>
          </table:table-cell>
          <table:table-cell office:value-type="percentage" office:value="7.85E-2" table:style-name="ce3">
            <text:p>7.85%</text:p>
          </table:table-cell>
          <table:table-cell office:value-type="percentage" office:value="6.25E-2" table:style-name="ce3">
            <text:p>6.25%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ODDLYIELD<text:s/></text:p>
          </table:table-cell>
          <table:table-cell office:value-type="float" office:value="8.2548086314953334E-2" table:formula="of:=ODDLYIELD([.D47];[.E47];[.F47];[.G47];[.H47];[.I47];[.J47];[.K47])" table:style-name="ce1">
            <text:p>0.082548086</text:p>
          </table:table-cell>
          <table:table-cell table:style-name="ce1"/>
          <table:table-cell office:value-type="date" office:date-value="2008-11-11T00:00:00" table:style-name="ce2">
            <text:p>11-Nov-08</text:p>
          </table:table-cell>
          <table:table-cell office:value-type="date" office:date-value="2021-03-01T00:00:00" table:style-name="ce2">
            <text:p>1-Mar-21</text:p>
          </table:table-cell>
          <table:table-cell office:value-type="date" office:date-value="2008-10-15T00:00:00" table:style-name="ce2">
            <text:p>15-Oct-08</text:p>
          </table:table-cell>
          <table:table-cell office:value-type="percentage" office:value="5.7500000000000002E-2" table:style-name="ce3">
            <text:p>5.75%</text:p>
          </table:table-cell>
          <table:table-cell office:value-type="float" office:value="84.5" table:style-name="ce7">
            <text:p>84.5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OUPDAYBS<text:s/></text:p>
          </table:table-cell>
          <table:table-cell office:value-type="float" office:value="71" table:formula="of:=COUPDAYBS([.D48];[.E48];[.F48];[.G48])" table:style-name="ce1">
            <text:p>71</text:p>
          </table:table-cell>
          <table:table-cell table:style-name="ce1"/>
          <table:table-cell office:value-type="date" office:date-value="2007-01-25T00:00:00" table:formula="of:=DATE(2007;1;25)" table:style-name="ce6">
            <text:p>1/25/2007</text:p>
          </table:table-cell>
          <table:table-cell office:value-type="date" office:date-value="2008-11-15T00:00:00" table:formula="of:=DATE(2008;11;15)" table:style-name="ce6">
            <text:p>11/15/200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OUPDAYS<text:s/></text:p>
          </table:table-cell>
          <table:table-cell office:value-type="float" office:value="181" table:formula="of:=COUPDAYS([.D48];[.E48];[.F48];[.G48])" table:style-name="ce1">
            <text:p>18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UPDAYSNC<text:s/></text:p>
          </table:table-cell>
          <table:table-cell office:value-type="float" office:value="110" table:formula="of:=COUPDAYSNC([.D48];[.E48];[.F48];[.G48])" table:style-name="ce1">
            <text:p>11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UPNCD<text:s/></text:p>
          </table:table-cell>
          <table:table-cell office:value-type="date" office:date-value="2007-05-15T00:00:00" table:formula="of:=COUPNCD([.D48];[.E48];[.F48];[.G48])" table:style-name="ce6">
            <text:p>5/15/2007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 office:value-type="string" table:style-name="ce1">
            <text:p>COUPNUM<text:s/></text:p>
          </table:table-cell>
          <table:table-cell office:value-type="float" office:value="4" table:formula="of:=COUPNUM([.D48];[.E48];[.F48];[.G48])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UPPCD<text:s/></text:p>
          </table:table-cell>
          <table:table-cell office:value-type="float" office:value="39036" table:formula="of:=COUPPCD([.D48];[.E48];[.F48];[.G48])" table:style-name="ce1">
            <text:p>39036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epreciation</text:p>
          </table:table-cell>
          <table:table-cell table:number-columns-repeated="2" table:style-name="ce1"/>
          <table:table-cell office:value-type="string" table:style-name="ce1">
            <text:p>cost</text:p>
          </table:table-cell>
          <table:table-cell office:value-type="string" table:style-name="ce1">
            <text:p>salvage</text:p>
          </table:table-cell>
          <table:table-cell office:value-type="string" table:style-name="ce1">
            <text:p>life</text:p>
          </table:table-cell>
          <table:table-cell office:value-type="string" table:style-name="ce1">
            <text:p>perio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B<text:s/></text:p>
          </table:table-cell>
          <table:table-cell office:value-type="currency" office:value="55841.756736028445" table:formula="of:=DB([.D56];[.E56];[.F56];[.G56];[.H56])" table:style-name="ce5">
            <text:p>$55,841.76<text:s/></text:p>
          </table:table-cell>
          <table:table-cell table:style-name="ce1"/>
          <table:table-cell office:value-type="float" office:value="1000000" table:style-name="ce1">
            <text:p>1000000</text:p>
          </table:table-cell>
          <table:table-cell office:value-type="float" office:value="100000" table:style-name="ce1">
            <text:p>100000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DB<text:s/></text:p>
          </table:table-cell>
          <table:table-cell office:value-type="currency" office:value="1.3143479076749858" table:formula="of:=DDB([.D57];[.E57];[.F57]*365;[.G57])" table:style-name="ce5">
            <text:p>$1.31<text:s/></text:p>
          </table:table-cell>
          <table:table-cell table:style-name="ce1"/>
          <table:table-cell office:value-type="float" office:value="2400" table:style-name="ce1">
            <text:p>2400</text:p>
          </table:table-cell>
          <table:table-cell office:value-type="float" office:value="300" table:style-name="ce1">
            <text:p>30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LN<text:s/></text:p>
          </table:table-cell>
          <table:table-cell office:value-type="currency" office:value="2250" table:formula="of:=SLN([.D59];[.E59];[.F59])" table:style-name="ce5">
            <text:p>$2,250.0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YD<text:s/></text:p>
          </table:table-cell>
          <table:table-cell office:value-type="currency" office:value="409.09090909090907" table:formula="of:=SYD([.D59];[.E59];[.F59];[.G59])" table:style-name="ce5">
            <text:p>$409.09<text:s/></text:p>
          </table:table-cell>
          <table:table-cell table:style-name="ce1"/>
          <table:table-cell office:value-type="float" office:value="30000" table:style-name="ce1">
            <text:p>30000</text:p>
          </table:table-cell>
          <table:table-cell office:value-type="float" office:value="7500" table:style-name="ce1">
            <text:p>750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VDB<text:s/></text:p>
          </table:table-cell>
          <table:table-cell office:value-type="currency" office:value="5.2415679423312396" table:formula="of:=VDB([.D57];[.E57];[.F57]*365;5;9)" table:style-name="ce5">
            <text:p>$5.24<text:s/></text:p>
          </table:table-cell>
          <table:table-cell table:style-name="ce1"/>
          <table:table-cell office:value-type="string" table:style-name="ce1">
            <text:p>cost</text:p>
          </table:table-cell>
          <table:table-cell office:value-type="string" table:style-name="ce1">
            <text:p>salvage</text:p>
          </table:table-cell>
          <table:table-cell office:value-type="string" table:style-name="ce1">
            <text:p>rate</text:p>
          </table:table-cell>
          <table:table-cell office:value-type="string" table:style-name="ce1">
            <text:p>period</text:p>
          </table:table-cell>
          <table:table-cell office:value-type="string" table:style-name="ce1">
            <text:p>datepurc</text:p>
          </table:table-cell>
          <table:table-cell office:value-type="string" table:style-name="ce1">
            <text:p>datefirs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MORDEGRC<text:s/></text:p>
          </table:table-cell>
          <table:table-cell office:value-type="float" office:value="767" table:formula="of:=AMORDEGRC([.D62];[.H62];[.I62];[.E62];[.G62];[.F62])" table:style-name="ce1">
            <text:p>76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MORLINC<text:s/></text:p>
          </table:table-cell>
          <table:table-cell office:value-type="float" office:value="360" table:formula="of:=AMORLINC([.D62];[.H62];[.I62];[.E62];[.G62];[.F62])" table:style-name="ce1">
            <text:p>360</text:p>
          </table:table-cell>
          <table:table-cell table:style-name="ce1"/>
          <table:table-cell office:value-type="float" office:value="2400" table:style-name="ce1">
            <text:p>2400</text:p>
          </table:table-cell>
          <table:table-cell office:value-type="float" office:value="300" table:style-name="ce1">
            <text:p>300</text:p>
          </table:table-cell>
          <table:table-cell office:value-type="percentage" office:value="0.15" table:style-name="ce4">
            <text:p>15%</text:p>
          </table:table-cell>
          <table:table-cell office:value-type="float" office:value="1" table:style-name="ce1">
            <text:p>1</text:p>
          </table:table-cell>
          <table:table-cell office:value-type="date" office:date-value="2008-08-09T00:00:00" table:style-name="ce6">
            <text:p>8/9/2008</text:p>
          </table:table-cell>
          <table:table-cell office:value-type="date" office:date-value="2008-12-31T00:00:00" table:style-name="ce6">
            <text:p>12/31/2008</text:p>
          </table:table-cell>
          <table:table-cell table:number-columns-repeated="16375"/>
        </table:table-row>
        <table:table-row table:number-rows-repeated="1048514" table:style-name="ro1">
          <table:table-cell table:number-columns-repeated="16384"/>
        </table:table-row>
      </table:table>
      <table:table table:name="Information" table:style-name="ta2">
        <table:table-column table:style-name="co2" table:number-columns-repeated="16384" table:default-cell-style-name="ce1"/>
        <table:table-row table:style-name="ro1">
          <table:table-cell office:value-type="string" table:style-name="ce1">
            <text:p>CELL</text:p>
          </table:table-cell>
          <table:table-cell office:value-type="string" office:string-value="$D$1" table:formula="of:=CELL([.C1];[.D1])" table:style-name="ce1">
            <text:p>$D$1</text:p>
          </table:table-cell>
          <table:table-cell office:value-type="string" table:style-name="ce1">
            <text:p>addres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TYPE</text:p>
          </table:table-cell>
          <table:table-cell office:value-type="float" office:value="3" table:formula="of:=ERROR.TYPE(#VALUE!)" table:style-name="ce1">
            <text:p>3</text:p>
          </table:table-cell>
          <table:table-cell office:value-type="float" office:value="0" table:formula="of:=0/0" table:style-name="ce1">
            <text:p>#DIV/0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FO</text:p>
          </table:table-cell>
          <table:table-cell office:value-type="string" office:string-value="15.0" table:formula="of:=INFO([.C3])" table:style-name="ce1">
            <text:p>15.0</text:p>
          </table:table-cell>
          <table:table-cell office:value-type="string" table:style-name="ce1">
            <text:p>relea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SBLANK</text:p>
          </table:table-cell>
          <table:table-cell office:value-type="boolean" office:boolean-value="true" table:formula="of:=ISBLANK([.C4])" table:style-name="ce1">
            <text:p>TRU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SERR</text:p>
          </table:table-cell>
          <table:table-cell office:value-type="boolean" office:boolean-value="false" table:formula="of:=ISERR([.C5])" table:style-name="ce1">
            <text:p>FALS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SERROR</text:p>
          </table:table-cell>
          <table:table-cell office:value-type="boolean" office:boolean-value="true" table:formula="of:=ISERROR([.C2])" table:style-name="ce1">
            <text:p>TRU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SEVEN</text:p>
          </table:table-cell>
          <table:table-cell office:value-type="boolean" office:boolean-value="false" table:formula="of:=ISEVEN([.C7])" table:style-name="ce1">
            <text:p>FALSE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SLOGICAL</text:p>
          </table:table-cell>
          <table:table-cell office:value-type="boolean" office:boolean-value="true" table:formula="of:=ISLOGICAL([.C8])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SNA</text:p>
          </table:table-cell>
          <table:table-cell office:value-type="boolean" office:boolean-value="true" table:formula="of:=ISNA([.C9])" table:style-name="ce1">
            <text:p>TRUE</text:p>
          </table:table-cell>
          <table:table-cell office:value-type="float" office:value="0" table:formula="of:=NA()" table:style-name="ce1">
            <text:p>#N/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SNONTEXT</text:p>
          </table:table-cell>
          <table:table-cell office:value-type="boolean" office:boolean-value="true" table:formula="of:=ISNONTEXT([.C10])" table:style-name="ce1">
            <text:p>TRU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SNUMBER</text:p>
          </table:table-cell>
          <table:table-cell office:value-type="boolean" office:boolean-value="false" table:formula="of:=ISNUMBER([.C11])" table:style-name="ce1">
            <text:p>FALSE</text:p>
          </table:table-cell>
          <table:table-cell office:value-type="string" table:style-name="ce8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SODD</text:p>
          </table:table-cell>
          <table:table-cell office:value-type="boolean" office:boolean-value="true" table:formula="of:=ISODD([.C12])" table:style-name="ce1">
            <text:p>TRUE</text:p>
          </table:table-cell>
          <table:table-cell office:value-type="string" table:style-name="ce8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SREF</text:p>
          </table:table-cell>
          <table:table-cell office:value-type="boolean" office:boolean-value="false" table:formula="of:=ISREF(&quot;address&quot;)" table:style-name="ce1">
            <text:p>FALSE</text:p>
          </table:table-cell>
          <table:table-cell office:value-type="string" table:style-name="ce1">
            <text:p>A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STEXT</text:p>
          </table:table-cell>
          <table:table-cell office:value-type="boolean" office:boolean-value="false" table:formula="of:=ISTEXT([.C14])" table:style-name="ce1">
            <text:p>FALS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1" table:formula="of:=N([.C15])" table:style-name="ce1">
            <text:p>1</text:p>
          </table:table-cell>
          <table:table-cell office:value-type="boolean" office:boolean-value="true" table:style-name="ce1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</text:p>
          </table:table-cell>
          <table:table-cell office:value-type="float" office:value="0" table:formula="of:=NA()" table:style-name="ce1">
            <text:p>#N/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YPE</text:p>
          </table:table-cell>
          <table:table-cell office:value-type="float" office:value="64" table:formula="of:=TYPE({1;2|3;4})" table:style-name="ce1">
            <text:p>64</text:p>
          </table:table-cell>
          <table:table-cell table:number-columns-repeated="16382"/>
        </table:table-row>
        <table:table-row table:number-rows-repeated="1048559" table:style-name="ro1">
          <table:table-cell table:number-columns-repeated="16384"/>
        </table:table-row>
      </table:table>
      <table:table table:name="Logical" table:style-name="ta1">
        <table:table-column table:style-name="co2" table:number-columns-repeated="16384" table:default-cell-style-name="ce1"/>
        <table:table-row table:style-name="ro1">
          <table:table-cell office:value-type="string" table:style-name="ce1">
            <text:p>Singleton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FALSE</text:p>
          </table:table-cell>
          <table:table-cell office:value-type="boolean" office:boolean-value="false" table:formula="of:=FALSE()" table:style-name="ce1">
            <text:p>FALS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TRUE</text:p>
          </table:table-cell>
          <table:table-cell office:value-type="boolean" office:boolean-value="true" table:formula="of:=TRUE()" table:style-name="ce1">
            <text:p>TRUE</text:p>
          </table:table-cell>
          <table:table-cell table:number-columns-repeated="16382" table:style-name="ce1"/>
        </table:table-row>
        <table:table-row table:style-name="ro1">
          <table:table-cell table:style-name="ce8"/>
          <table:table-cell table:number-columns-repeated="16383" table:style-name="ce1"/>
        </table:table-row>
        <table:table-row table:style-name="ro1">
          <table:table-cell office:value-type="string" table:style-name="ce8">
            <text:p>Operato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D</text:p>
          </table:table-cell>
          <table:table-cell office:value-type="boolean" office:boolean-value="false" table:formula="of:=AND([.C6];[.D6])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OT</text:p>
          </table:table-cell>
          <table:table-cell office:value-type="boolean" office:boolean-value="false" table:formula="of:=NOT([.C6])" table:style-name="ce1">
            <text:p>FALS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R</text:p>
          </table:table-cell>
          <table:table-cell office:value-type="boolean" office:boolean-value="true" table:formula="of:=OR([.C6];[.D6])" table:style-name="ce1">
            <text:p>TRU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ditiona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F</text:p>
          </table:table-cell>
          <table:table-cell office:value-type="float" office:value="123" table:formula="of:=IF([.B8];[.C11];[.D11])" table:style-name="ce1">
            <text:p>123</text:p>
          </table:table-cell>
          <table:table-cell office:value-type="float" office:value="123" table:style-name="ce1">
            <text:p>123</text:p>
          </table:table-cell>
          <table:table-cell office:value-type="float" office:value="456" table:style-name="ce1">
            <text:p>4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FERROR</text:p>
          </table:table-cell>
          <table:table-cell office:value-type="float" office:value="456" table:formula="of:=IFERROR([.C12];[.D12])" table:style-name="ce1">
            <text:p>456</text:p>
          </table:table-cell>
          <table:table-cell office:value-type="float" office:value="0" table:formula="of:=0/0" table:style-name="ce1">
            <text:p>#DIV/0!</text:p>
          </table:table-cell>
          <table:table-cell office:value-type="float" office:value="456" table:style-name="ce1">
            <text:p>456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Lookup" table:style-name="ta1">
        <table:table-column table:style-name="co2" table:number-columns-repeated="16384" table:default-cell-style-name="ce1"/>
        <table:table-row table:style-name="ro1">
          <table:table-cell office:value-type="string" table:style-name="ce1">
            <text:p>Reference Inf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LUMN</text:p>
          </table:table-cell>
          <table:table-cell office:value-type="float" office:value="3" table:formula="of:=COLUMN([.C2])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OW</text:p>
          </table:table-cell>
          <table:table-cell office:value-type="float" office:value="3" table:formula="of:=ROW([.C3])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LUMNS</text:p>
          </table:table-cell>
          <table:table-cell office:value-type="float" office:value="4" table:formula="of:=COLUMNS([.A10:.D21])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OWS</text:p>
          </table:table-cell>
          <table:table-cell office:value-type="float" office:value="12" table:formula="of:=ROWS([.A10:.D21])" table:style-name="ce1">
            <text:p>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NDIRECT</text:p>
          </table:table-cell>
          <table:table-cell office:value-type="string" office:string-value="ADDRESS" table:formula="of:=INDIRECT([.C6])" table:style-name="ce1">
            <text:p>ADDRESS</text:p>
          </table:table-cell>
          <table:table-cell office:value-type="string" table:style-name="ce1">
            <text:p>A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EAS</text:p>
          </table:table-cell>
          <table:table-cell office:value-type="float" office:value="3" table:formula="of:=AREAS(([.B7:.D14]~[.E2]~[.F4:.H16]))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iv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DDRESS</text:p>
          </table:table-cell>
          <table:table-cell office:value-type="string" office:string-value="$B$2" table:formula="of:=ADDRESS(2;2)" table:style-name="ce1">
            <text:p>$B$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FFSET</text:p>
          </table:table-cell>
          <table:table-cell office:value-type="float" office:value="0" table:formula="of:=OFFSET([.C11];[.D11];[.E11])" table:style-name="ce1">
            <text:p>0</text:p>
          </table:table-cell>
          <table:table-cell office:value-type="string" table:style-name="ce1">
            <text:p>C14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ookup</text:p>
          </table:table-cell>
          <table:table-cell table:style-name="ce16"/>
          <table:table-cell table:number-columns-repeated="16382" table:style-name="ce1"/>
        </table:table-row>
        <table:table-row table:style-name="ro1">
          <table:table-cell office:value-type="string" table:style-name="ce1">
            <text:p>CHOOSE</text:p>
          </table:table-cell>
          <table:table-cell office:value-type="string" office:string-value="CHOOSE" table:formula="of:=CHOOSE([.C14];[.A10];[.A7];[.A14];[.#REF!];[.A2];[.A4];[.A15];[.A23];[.A16];[.A17])" table:style-name="ce1">
            <text:p>CHOOSE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LOOKUP</text:p>
          </table:table-cell>
          <table:table-cell office:value-type="string" office:string-value="LOOKUP (arr)" table:formula="of:=HLOOKUP([.C15];[.A10:.C21];10;FALSE)" table:style-name="ce1">
            <text:p>LOOKUP (arr)</text:p>
          </table:table-cell>
          <table:table-cell office:value-type="string" table:style-name="ce1">
            <text:p>ADDRES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DEX (ref)</text:p>
          </table:table-cell>
          <table:table-cell office:value-type="string" office:string-value="ADDRESS" table:formula="of:=INDEX([.A1:.D21];[.C16];[.D16])" table:style-name="ce1">
            <text:p>ADDRESS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NDEX (arr)</text:p>
          </table:table-cell>
          <table:table-cell office:value-type="float" office:value="3" table:formula="of:=INDEX({1;2|3;4};[.C17];[.D17])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OKUP (ref)</text:p>
          </table:table-cell>
          <table:table-cell office:value-type="string" office:string-value="MATCH" table:formula="of:=LOOKUP([.C18];[.A10:.A21])" table:style-name="ce1">
            <text:p>MATCH</text:p>
          </table:table-cell>
          <table:table-cell office:value-type="string" table:style-name="ce1">
            <text:p>NIGGL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OOKUP (arr)</text:p>
          </table:table-cell>
          <table:table-cell office:value-type="float" office:value="2.5" table:formula="of:=LOOKUP(3;{1;2;2.5;4;5;6;7;8;9})" table:style-name="ce1">
            <text:p>2.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TCH</text:p>
          </table:table-cell>
          <table:table-cell office:value-type="float" office:value="11" table:formula="of:=MATCH([.C20];[.A10:.A21])" table:style-name="ce1">
            <text:p>11</text:p>
          </table:table-cell>
          <table:table-cell office:value-type="string" table:style-name="ce1">
            <text:p>NIGGL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VLOOKUP</text:p>
          </table:table-cell>
          <table:table-cell office:value-type="string" office:string-value="MATCH" table:formula="of:=VLOOKUP([.C21];[.A10:.E21];[.D21])" table:style-name="ce1">
            <text:p>MATCH</text:p>
          </table:table-cell>
          <table:table-cell office:value-type="string" table:style-name="ce1">
            <text:p>NIGGLER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YPERLINK</text:p>
          </table:table-cell>
          <table:table-cell office:value-type="string" office:string-value="niggler" table:formula="of:=HYPERLINK(&quot;http://nig.gl&quot;;&quot;niggler&quot;)" table:style-name="ce15">
            <text:p>niggler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15"/>
          <table:table-cell table:number-columns-repeated="16382" table:style-name="ce1"/>
        </table:table-row>
        <table:table-row table:style-name="ro1">
          <table:table-cell office:value-type="string" table:style-name="ce1">
            <text:p>Array Formu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RANSPOSE</text:p>
          </table:table-cell>
          <table:table-cell office:value-type="string" office:string-value="COLUMN" table:formula="of:=TRANSPOSE([.A2:.A4])" table:number-matrix-columns-spanned="3" table:number-matrix-rows-spanned="1" table:style-name="ce1">
            <text:p>COLUMN</text:p>
          </table:table-cell>
          <table:table-cell office:value-type="string" office:string-value="ROW" table:style-name="ce1">
            <text:p>ROW</text:p>
          </table:table-cell>
          <table:table-cell office:value-type="string" office:string-value="COLUMNS" table:style-name="ce1">
            <text:p>COLUMNS</text:p>
          </table:table-cell>
          <table:table-cell table:number-columns-repeated="16380"/>
        </table:table-row>
        <table:table-row table:number-rows-repeated="1048550" table:style-name="ro1">
          <table:table-cell table:number-columns-repeated="16384"/>
        </table:table-row>
      </table:table>
      <table:table table:name="Math" table:style-name="ta1">
        <table:table-column table:style-name="co2" table:default-cell-style-name="ce1"/>
        <table:table-column table:style-name="co6" table:default-cell-style-name="ce1"/>
        <table:table-column table:style-name="co2" table:number-columns-repeated="16382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BS</text:p>
          </table:table-cell>
          <table:table-cell office:value-type="float" office:value="2" table:formula="of:=ABS([.B1])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COS</text:p>
          </table:table-cell>
          <table:table-cell office:value-type="float" office:value="1.0471975511965976" table:formula="of:=ACOS(1/[.B1])" table:style-name="ce1">
            <text:p>1.04719755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COSH</text:p>
          </table:table-cell>
          <table:table-cell office:value-type="float" office:value="1.3169578969248166" table:formula="of:=ACOSH([.B1])" table:style-name="ce1">
            <text:p>1.31695789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GGREGATE</text:p>
          </table:table-cell>
          <table:table-cell office:value-type="float" office:value="7" table:formula="of:=COM.MICROSOFT.AGGREGATE([.A1];[.B1];[.C1:.K1])" table:style-name="ce1">
            <text:p>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SIN</text:p>
          </table:table-cell>
          <table:table-cell office:value-type="float" office:value="0.52359877559829893" table:formula="of:=ASIN(1/[.B1])" table:style-name="ce1">
            <text:p>0.52359877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SINH</text:p>
          </table:table-cell>
          <table:table-cell office:value-type="float" office:value="1.4436354751788103" table:formula="of:=ASINH([.B1])" table:style-name="ce1">
            <text:p>1.44363547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TAN</text:p>
          </table:table-cell>
          <table:table-cell office:value-type="float" office:value="1.1071487177940904" table:formula="of:=ATAN([.B1])" table:style-name="ce1">
            <text:p>1.10714871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TAN2</text:p>
          </table:table-cell>
          <table:table-cell office:value-type="float" office:value="1.1071487177940904" table:formula="of:=ATAN2([.A1];[.B1])" table:style-name="ce1">
            <text:p>1.10714871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TANH</text:p>
          </table:table-cell>
          <table:table-cell office:value-type="float" office:value="0.54930614433405489" table:formula="of:=ATANH(1/[.B1])" table:style-name="ce1">
            <text:p>0.54930614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EILING</text:p>
          </table:table-cell>
          <table:table-cell office:value-type="float" office:value="3" table:formula="of:=COM.MICROSOFT.CEILING([.B1];[.C1])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EILING.PRECISE</text:p>
          </table:table-cell>
          <table:table-cell office:value-type="float" office:value="3" table:formula="of:=COM.MICROSOFT.CEILING.PRECISE([.B1];[.C1])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MBIN</text:p>
          </table:table-cell>
          <table:table-cell office:value-type="float" office:value="4" table:formula="of:=COMBIN([.D1];[.C1])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S</text:p>
          </table:table-cell>
          <table:table-cell office:value-type="float" office:value="-0.41614683654714241" table:formula="of:=COS([.B1])" table:style-name="ce1">
            <text:p>-0.41614683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SH</text:p>
          </table:table-cell>
          <table:table-cell office:value-type="float" office:value="3.7621956910836314" table:formula="of:=COSH([.B1])" table:style-name="ce1">
            <text:p>3.76219569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EGREES</text:p>
          </table:table-cell>
          <table:table-cell office:value-type="float" office:value="114.59155902616465" table:formula="of:=DEGREES([.B1])" table:style-name="ce1">
            <text:p>114.59155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CMA.CEILING</text:p>
          </table:table-cell>
          <table:table-cell office:value-type="float" office:value="2" table:formula="of:=COM.MICROSOFT.ECMA.CEILING([.B2];2)" table:style-name="ce1">
            <text:p>2</text:p>
          </table:table-cell>
          <table:table-cell table:number-columns-repeated="3" table:style-name="ce1"/>
          <table:table-cell office:value-type="string" table:style-name="ce1">
            <text:p>* not mentioned in summar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VEN</text:p>
          </table:table-cell>
          <table:table-cell office:value-type="float" office:value="2" table:formula="of:=EVEN([.B1])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P</text:p>
          </table:table-cell>
          <table:table-cell office:value-type="float" office:value="7.3890560989306504" table:formula="of:=EXP([.B1])" table:style-name="ce1">
            <text:p>7.38905609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CT</text:p>
          </table:table-cell>
          <table:table-cell office:value-type="float" office:value="2" table:formula="of:=FACT([.B1])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CTDOUBLE</text:p>
          </table:table-cell>
          <table:table-cell office:value-type="float" office:value="15" table:formula="of:=FACTDOUBLE([.E1])" table:style-name="ce1">
            <text:p>15</text:p>
          </table:table-cell>
          <table:table-cell table:number-columns-repeated="3" table:style-name="ce1"/>
          <table:table-cell office:value-type="string" table:style-name="ce1">
            <text:p>* originally in engineer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LOOR</text:p>
          </table:table-cell>
          <table:table-cell office:value-type="float" office:value="0" table:formula="of:=COM.MICROSOFT.FLOOR([.B1];[.C1])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LOOR.PRECISE</text:p>
          </table:table-cell>
          <table:table-cell office:value-type="float" office:value="0" table:formula="of:=COM.MICROSOFT.FLOOR.PRECISE([.B1];[.C1])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AMMALN</text:p>
          </table:table-cell>
          <table:table-cell office:value-type="float" office:value="3.1780538303479458" table:formula="of:=GAMMALN([.C24])" table:style-name="ce1">
            <text:p>3.17805383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">
            <text:p>* originally in statistic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AMMALN.PRECISE</text:p>
          </table:table-cell>
          <table:table-cell office:value-type="float" office:value="3.1780538303479458" table:formula="of:=GAMMALN([.C24])" table:style-name="ce1">
            <text:p>3.17805383</text:p>
          </table:table-cell>
          <table:table-cell table:number-columns-repeated="3" table:style-name="ce1"/>
          <table:table-cell office:value-type="string" table:style-name="ce1">
            <text:p>* originally in statistic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CD</text:p>
          </table:table-cell>
          <table:table-cell office:value-type="float" office:value="2" table:formula="of:=GCD([.F1];[.J1])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NT</text:p>
          </table:table-cell>
          <table:table-cell office:value-type="float" office:value="2" table:formula="of:=INT([.B1])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SO.CEILING</text:p>
          </table:table-cell>
          <table:table-cell office:value-type="float" office:value="6" table:formula="of:=COM.MICROSOFT.ISO.CEILING([.F1])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CM</text:p>
          </table:table-cell>
          <table:table-cell office:value-type="float" office:value="18" table:formula="of:=LCM([.F1];[.I1])" table:style-name="ce1">
            <text:p>1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N</text:p>
          </table:table-cell>
          <table:table-cell office:value-type="float" office:value="2.1972245773362196" table:formula="of:=LN([.I1])" table:style-name="ce1">
            <text:p>2.19722457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OG</text:p>
          </table:table-cell>
          <table:table-cell office:value-type="float" office:value="1" table:formula="of:=LOG([.J1])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OG10</text:p>
          </table:table-cell>
          <table:table-cell office:value-type="float" office:value="0.69897000433601886" table:formula="of:=LOG10([.E1])" table:style-name="ce1">
            <text:p>0.69897000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DETERM</text:p>
          </table:table-cell>
          <table:table-cell office:value-type="float" office:value="-2.0000000000000018" table:formula="of:=MDETERM([.C1:.D2])" table:style-name="ce1">
            <text:p>-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INVERSE</text:p>
          </table:table-cell>
          <table:table-cell office:value-type="float" office:value="-2.9999999999999973" table:formula="of:=MINVERSE([.C1:.D2])" table:style-name="ce1">
            <text:p>-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MULT</text:p>
          </table:table-cell>
          <table:table-cell office:value-type="float" office:value="43" table:formula="of:=MMULT([.C1:.D2];[.E1:.F2])" table:style-name="ce1">
            <text:p>4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OD</text:p>
          </table:table-cell>
          <table:table-cell office:value-type="float" office:value="2" table:formula="of:=MOD([.E2];[.E1])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ROUND</text:p>
          </table:table-cell>
          <table:table-cell office:value-type="float" office:value="4" table:formula="of:=MROUND([.C1];[.D1])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ULTINOMIAL</text:p>
          </table:table-cell>
          <table:table-cell office:value-type="float" office:value="2450448" table:formula="of:=MULTINOMIAL([.J1];[.E1];[.C1])" table:style-name="ce1">
            <text:p>245044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DD</text:p>
          </table:table-cell>
          <table:table-cell office:value-type="float" office:value="7" table:formula="of:=ODD([.F1])" table:style-name="ce1">
            <text:p>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MUT</text:p>
          </table:table-cell>
          <table:table-cell office:value-type="float" office:value="6720" table:formula="of:=PERMUT([.F2];[.E1])" table:style-name="ce1">
            <text:p>6720</text:p>
          </table:table-cell>
          <table:table-cell table:number-columns-repeated="3" table:style-name="ce1"/>
          <table:table-cell office:value-type="string" table:style-name="ce1">
            <text:p>* originally in statistic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I</text:p>
          </table:table-cell>
          <table:table-cell office:value-type="float" office:value="3.1415926535897931" table:formula="of:=PI()" table:style-name="ce1">
            <text:p>3.14159265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OWER</text:p>
          </table:table-cell>
          <table:table-cell office:value-type="float" office:value="81" table:formula="of:=POWER([.C1];[.D1])" table:style-name="ce1">
            <text:p>8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ODUCT</text:p>
          </table:table-cell>
          <table:table-cell office:value-type="float" office:value="60" table:formula="of:=PRODUCT([.C1];[.D1];[.E1])" table:style-name="ce1">
            <text:p>6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QUOTIENT</text:p>
          </table:table-cell>
          <table:table-cell office:value-type="float" office:value="2" table:formula="of:=QUOTIENT([.E2];[.C1])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DIANS</text:p>
          </table:table-cell>
          <table:table-cell office:value-type="float" office:value="8.7266462599716474E-2" table:formula="of:=RADIANS([.E1])" table:style-name="ce1">
            <text:p>0.08726646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ND</text:p>
          </table:table-cell>
          <table:table-cell office:value-type="float" office:value="0.28241038176383548" table:formula="of:=RAND()" table:style-name="ce1">
            <text:p>0.28241038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NDBETWEEN</text:p>
          </table:table-cell>
          <table:table-cell office:value-type="float" office:value="7" table:formula="of:=RANDBETWEEN([.D1];[.E2])" table:style-name="ce1">
            <text:p>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OMAN</text:p>
          </table:table-cell>
          <table:table-cell office:value-type="string" office:string-value="II" table:formula="of:=ROMAN([.B1])" table:style-name="ce1">
            <text:p>II</text:p>
          </table:table-cell>
          <table:table-cell office:value-type="string" office:string-value="II" table:formula="of:=ROMAN([.B1];[.C1])" table:style-name="ce1">
            <text:p>II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OUND</text:p>
          </table:table-cell>
          <table:table-cell office:value-type="float" office:value="5" table:formula="of:=ROUND([.E1];[.D2])" table:style-name="ce1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OUNDDOWN</text:p>
          </table:table-cell>
          <table:table-cell office:value-type="float" office:value="6" table:formula="of:=ROUNDDOWN([.F1];[.H1])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OUNDUP</text:p>
          </table:table-cell>
          <table:table-cell office:value-type="float" office:value="3" table:formula="of:=ROUNDUP([.C1];[.B2])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RIESSUM</text:p>
          </table:table-cell>
          <table:table-cell office:value-type="float" office:value="2.928421387459129E+23" table:formula="of:=SERIESSUM([.C1];[.C2];[.D2];[.D1:.K1])" table:style-name="ce1">
            <text:p>2.92842E+2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IGN</text:p>
          </table:table-cell>
          <table:table-cell office:value-type="float" office:value="1" table:formula="of:=SIGN([.D2])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IN</text:p>
          </table:table-cell>
          <table:table-cell office:value-type="float" office:value="-0.95892427466313845" table:formula="of:=SIN([.E1])" table:style-name="ce1">
            <text:p>-0.95892427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INH</text:p>
          </table:table-cell>
          <table:table-cell office:value-type="float" office:value="201.71315737027922" table:formula="of:=SINH([.D2])" table:style-name="ce1">
            <text:p>201.713157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QRT</text:p>
          </table:table-cell>
          <table:table-cell office:value-type="float" office:value="1.7320508075688772" table:formula="of:=SQRT([.C1])" table:style-name="ce1">
            <text:p>1.73205080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QRTPI</text:p>
          </table:table-cell>
          <table:table-cell office:value-type="float" office:value="2.5066282746310002" table:formula="of:=SQRTPI([.B2])" table:style-name="ce1">
            <text:p>2.50662827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ANDARDIZE</text:p>
          </table:table-cell>
          <table:table-cell office:value-type="float" office:value="0.2" table:formula="of:=STANDARDIZE([.C58];[.D58];[.E58])" table:style-name="ce1">
            <text:p>0.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* originally in statistic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UBTOTAL</text:p>
          </table:table-cell>
          <table:table-cell office:value-type="float" office:value="6.5" table:formula="of:=SUBTOTAL([.A1];[.B1];[.C1:.K1])" table:style-name="ce1">
            <text:p>6.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UM</text:p>
          </table:table-cell>
          <table:table-cell office:value-type="float" office:value="2" table:formula="of:=SUM([.B1])" table:style-name="ce1">
            <text:p>2</text:p>
          </table:table-cell>
          <table:table-cell office:value-type="float" office:value="65" table:formula="of:=SUM([.B1:.K1])" table:style-name="ce1">
            <text:p>65</text:p>
          </table:table-cell>
          <table:table-cell office:value-type="float" office:value="93" table:formula="of:=SUM([.B1:.K1];[.B2:.F2])" table:style-name="ce1">
            <text:p>9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UMIF</text:p>
          </table:table-cell>
          <table:table-cell office:value-type="float" office:value="5" table:formula="of:=SUMIF([.C1:.C2];&quot;&gt;3&quot;)" table:style-name="ce1">
            <text:p>5</text:p>
          </table:table-cell>
          <table:table-cell office:value-type="float" office:value="6" table:formula="of:=SUMIF([.C1:.C2];&quot;&gt;3&quot;;[.D1:.D2])" table:style-name="ce1">
            <text:p>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UMIFS</text:p>
          </table:table-cell>
          <table:table-cell office:value-type="float" office:value="3" table:formula="of:=SUMIFS([.C1:.C2];[.D1:.D2];&quot;&gt;0&quot;;[.E1:.E2];&quot;&lt;7&quot;)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UMPRODUCT</text:p>
          </table:table-cell>
          <table:table-cell office:value-type="float" office:value="63" table:formula="of:=SUMPRODUCT([.C1:.K1])" table:style-name="ce1">
            <text:p>63</text:p>
          </table:table-cell>
          <table:table-cell office:value-type="float" office:value="122" table:formula="of:=SUMPRODUCT([.C1:.F1];[.C2:.F2])" table:style-name="ce1">
            <text:p>12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UMSQ</text:p>
          </table:table-cell>
          <table:table-cell office:value-type="float" office:value="45" table:formula="of:=SUMSQ([.C1];[.D2])" table:style-name="ce1">
            <text:p>45</text:p>
          </table:table-cell>
          <table:table-cell office:value-type="float" office:value="125" table:formula="of:=SUMSQ([.D2];[.E1];[.F2])" table:style-name="ce1">
            <text:p>1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UMX2MY2</text:p>
          </table:table-cell>
          <table:table-cell office:value-type="float" office:value="-88" table:formula="of:=SUMX2MY2([.C1:.F1];[.C2:.F2])" table:style-name="ce1">
            <text:p>-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MX2PY2</text:p>
          </table:table-cell>
          <table:table-cell office:value-type="float" office:value="260" table:formula="of:=SUMX2PY2([.C1:.F1];[.C2:.F2])" table:style-name="ce1">
            <text:p>2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MXMY2</text:p>
          </table:table-cell>
          <table:table-cell office:value-type="float" office:value="16" table:formula="of:=SUMXMY2([.C1:.F1];[.C2:.F2])" table:style-name="ce1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N</text:p>
          </table:table-cell>
          <table:table-cell office:value-type="float" office:value="-3.3805150062465859" table:formula="of:=TAN([.C2])" table:style-name="ce1">
            <text:p>-3.3805150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NH</text:p>
          </table:table-cell>
          <table:table-cell office:value-type="float" office:value="0.99505475368673058" table:formula="of:=TANH([.C1])" table:style-name="ce1">
            <text:p>0.9950547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UNC</text:p>
          </table:table-cell>
          <table:table-cell office:value-type="float" office:value="3" table:formula="of:=TRUNC([.C1];[.F2])" table:style-name="ce1">
            <text:p>3</text:p>
          </table:table-cell>
          <table:table-cell table:number-columns-repeated="16382"/>
        </table:table-row>
        <table:table-row table:number-rows-repeated="1048506" table:style-name="ro1">
          <table:table-cell table:number-columns-repeated="16384"/>
        </table:table-row>
      </table:table>
      <table:table table:name="Statistical" table:style-name="ta1">
        <table:table-column table:style-name="co7" table:default-cell-style-name="ce1"/>
        <table:table-column table:style-name="co6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Distribution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ETA.DIST</text:p>
          </table:table-cell>
          <table:table-cell office:value-type="float" office:value="1.5" table:formula="of:=BETADIST([.C2];[.D2];[.E2];0;1;[.F2])" table:style-name="ce1">
            <text:p>1.5</text:p>
          </table:table-cell>
          <table:table-cell office:value-type="float" office:value="0.5" table:style-name="ce1">
            <text:p>0.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TA.INV</text:p>
          </table:table-cell>
          <table:table-cell office:value-type="float" office:value="0.5" table:formula="of:=BETAINV([.C3];[.D3];[.E3])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ETADIST</text:p>
          </table:table-cell>
          <table:table-cell office:value-type="float" office:value="0.5" table:formula="of:=COM.MICROSOFT.BETADIST([.C4];[.D4];[.E4])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ETAINV</text:p>
          </table:table-cell>
          <table:table-cell office:value-type="float" office:value="0.5" table:formula="of:=BETAINV([.C5];[.D5];[.E5])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INOM.DIST</text:p>
          </table:table-cell>
          <table:table-cell office:value-type="float" office:value="0.95265101260000007" table:formula="of:=BINOMDIST([.C6];[.D6];[.E6];[.F6])" table:style-name="ce1">
            <text:p>0.952651013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0.3" table:style-name="ce1">
            <text:p>0.3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INOM.INV</text:p>
          </table:table-cell>
          <table:table-cell office:value-type="float" office:value="7" table:formula="of:=CRITBINOM([.C7];[.D7];[.E7])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INOMDIST</text:p>
          </table:table-cell>
          <table:table-cell office:value-type="float" office:value="0.10291934520000003" table:formula="of:=BINOMDIST([.C8];[.D8];[.E8];[.F8])" table:style-name="ce1">
            <text:p>0.102919345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0.3" table:style-name="ce1">
            <text:p>0.3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IDIST</text:p>
          </table:table-cell>
          <table:table-cell office:value-type="float" office:value="0.65996322969428256" table:formula="of:=LEGACY.CHIDIST([.C9];[.D9])" table:style-name="ce1">
            <text:p>0.6599632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HIINV</text:p>
          </table:table-cell>
          <table:table-cell office:value-type="float" office:value="5" table:formula="of:=LEGACY.CHIINV([.B9];[.D9])" table:style-name="ce1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HISQ.DIST</text:p>
          </table:table-cell>
          <table:table-cell office:value-type="float" office:value="0.34003677030571738" table:formula="of:=CHISQDIST([.C11];[.D11];[.E11])" table:style-name="ce1">
            <text:p>0.34003677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boolean" office:boolean-value="true" table:style-name="ce1">
            <text:p>TRU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HISQ.DIST.RT</text:p>
          </table:table-cell>
          <table:table-cell office:value-type="float" office:value="0.65996322969428256" table:formula="of:=LEGACY.CHIDIST([.C11];[.D11])" table:style-name="ce1">
            <text:p>0.6599632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HISQ.INV</text:p>
          </table:table-cell>
          <table:table-cell office:value-type="float" office:value="5" table:formula="of:=CHISQINV([.B11];[.D11])" table:style-name="ce1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HISQ.INV.RT</text:p>
          </table:table-cell>
          <table:table-cell office:value-type="float" office:value="5" table:formula="of:=LEGACY.CHIINV([.B12];[.D11])" table:style-name="ce1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NFIDENCE</text:p>
          </table:table-cell>
          <table:table-cell office:value-type="float" office:value="0.10364333894937899" table:formula="of:=CONFIDENCE([.C15];[.D15];[.E15])" table:style-name="ce1">
            <text:p>0.103643339</text:p>
          </table:table-cell>
          <table:table-cell office:value-type="float" office:value="0.3" table:style-name="ce1">
            <text:p>0.3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ONFIDENCE.NORM</text:p>
          </table:table-cell>
          <table:table-cell office:value-type="float" office:value="0.10364333894937899" table:formula="of:=CONFIDENCE([.C16];[.D16];[.E16])" table:style-name="ce1">
            <text:p>0.103643339</text:p>
          </table:table-cell>
          <table:table-cell office:value-type="float" office:value="0.3" table:style-name="ce1">
            <text:p>0.3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ONFIDENCE.T</text:p>
          </table:table-cell>
          <table:table-cell office:value-type="float" office:value="0.10418907592517826" table:formula="of:=COM.MICROSOFT.CONFIDENCE.T([.C17];[.D17];[.E17])" table:style-name="ce1">
            <text:p>0.104189076</text:p>
          </table:table-cell>
          <table:table-cell office:value-type="float" office:value="0.3" table:style-name="ce1">
            <text:p>0.3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RITBINOM</text:p>
          </table:table-cell>
          <table:table-cell office:value-type="float" office:value="64" table:formula="of:=CRITBINOM([.C18];[.D18];[.E18])" table:style-name="ce1">
            <text:p>64</text:p>
          </table:table-cell>
          <table:table-cell office:value-type="float" office:value="120" table:style-name="ce1">
            <text:p>120</text:p>
          </table:table-cell>
          <table:table-cell office:value-type="float" office:value="0.5" table:style-name="ce1">
            <text:p>0.5</text:p>
          </table:table-cell>
          <table:table-cell office:value-type="float" office:value="0.75" table:style-name="ce1">
            <text:p>0.7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PON.DIST</text:p>
          </table:table-cell>
          <table:table-cell office:value-type="float" office:value="0.8646647167633873" table:formula="of:=EXPONDIST([.C19];[.D19];[.E19])" table:style-name="ce1">
            <text:p>0.86466471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boolean" office:boolean-value="true" table:style-name="ce1">
            <text:p>TRU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PONDIST</text:p>
          </table:table-cell>
          <table:table-cell office:value-type="float" office:value="0.2706705664732254" table:formula="of:=EXPONDIST([.C20];[.D20];[.E20])" table:style-name="ce1">
            <text:p>0.27067056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.DIST</text:p>
          </table:table-cell>
          <table:table-cell office:value-type="float" office:value="0.53524199845511" table:formula="of:=FDIST([.C21];[.D21];[.E21];[.F21])" table:style-name="ce1">
            <text:p>0.53524199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.DIST.RT</text:p>
          </table:table-cell>
          <table:table-cell office:value-type="float" office:value="0.46475800154489" table:formula="of:=LEGACY.FDIST([.C21];[.D21];[.E21])" table:style-name="ce1">
            <text:p>0.46475800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.INV</text:p>
          </table:table-cell>
          <table:table-cell office:value-type="float" office:value="1.0000000000000002" table:formula="of:=FINV([.B21];[.D21];[.E21])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.INV.RT</text:p>
          </table:table-cell>
          <table:table-cell office:value-type="float" office:value="1.0000000000000002" table:formula="of:=LEGACY.FINV([.B22];[.D21];[.E21])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DIST</text:p>
          </table:table-cell>
          <table:table-cell office:value-type="float" office:value="0.17355371900826444" table:formula="of:=LEGACY.FDIST([.C25];[.D25];[.E25])" table:style-name="ce1">
            <text:p>0.173553719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INV</text:p>
          </table:table-cell>
          <table:table-cell office:value-type="float" office:value="5.0000000000000009" table:formula="of:=LEGACY.FINV([.B25];[.D25];[.E25])" table:style-name="ce1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ISHER</text:p>
          </table:table-cell>
          <table:table-cell office:value-type="float" office:value="0.54930614433405489" table:formula="of:=FISHER([.C27])" table:style-name="ce1">
            <text:p>0.549306144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SHERINV</text:p>
          </table:table-cell>
          <table:table-cell office:value-type="float" office:value="0.50000000000000011" table:formula="of:=FISHERINV([.B27])" table:style-name="ce1">
            <text:p>0.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AMMA.DIST</text:p>
          </table:table-cell>
          <table:table-cell office:value-type="float" office:value="0.38494001106330422" table:formula="of:=GAMMADIST([.C29];[.D29];[.E29];[.F29])" table:style-name="ce1">
            <text:p>0.38494001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AMMA.INV</text:p>
          </table:table-cell>
          <table:table-cell office:value-type="float" office:value="3.9999999999999991" table:formula="of:=GAMMAINV([.B29];[.D29];[.E29])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AMMADIST</text:p>
          </table:table-cell>
          <table:table-cell office:value-type="float" office:value="0.38494001106330422" table:formula="of:=GAMMADIST([.C29];[.D29];[.E29];[.F29])" table:style-name="ce1">
            <text:p>0.38494001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AMMAINV</text:p>
          </table:table-cell>
          <table:table-cell office:value-type="float" office:value="3.9999999999999991" table:formula="of:=GAMMAINV([.B31];[.D29];[.E29])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YPGEOM.DIST</text:p>
          </table:table-cell>
          <table:table-cell office:value-type="float" office:value="0.41666666666666635" table:formula="of:=HYPGEOMDIST([.C33];[.D33];[.E33];[.F33];[.G33])" table:style-name="ce1">
            <text:p>0.41666666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YPGEOMDIST</text:p>
          </table:table-cell>
          <table:table-cell office:value-type="float" office:value="0.5357142857142857" table:formula="of:=COM.MICROSOFT.HYPGEOMDIST([.C34];[.D34];[.E34];[.F34])" table:style-name="ce1">
            <text:p>0.53571428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LOGINV</text:p>
          </table:table-cell>
          <table:table-cell office:value-type="float" office:value="148.4131591025766" table:formula="of:=LOGINV([.C35];[.D35];[.E35])" table:style-name="ce1">
            <text:p>148.4131591</text:p>
          </table:table-cell>
          <table:table-cell office:value-type="float" office:value="0.5" table:style-name="ce1">
            <text:p>0.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OGNORM.DIST</text:p>
          </table:table-cell>
          <table:table-cell office:value-type="float" office:value="0.34457825838967576" table:formula="of:=LOGNORMDIST([.C36];[.D36];[.E36];[.F36])" table:style-name="ce1">
            <text:p>0.34457825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boolean" office:boolean-value="true" table:style-name="ce1">
            <text:p>TRU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LOGNORM.INV</text:p>
          </table:table-cell>
          <table:table-cell office:value-type="float" office:value="0.99999999999999867" table:formula="of:=LOGINV([.B36];[.D36];[.E36])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OGNORMDIST</text:p>
          </table:table-cell>
          <table:table-cell office:value-type="float" office:value="0.34457825838967576" table:formula="of:=COM.MICROSOFT.LOGNORMDIST([.C36];[.D36];[.E36])" table:style-name="ce1">
            <text:p>0.34457825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EGBINOM.DIST</text:p>
          </table:table-cell>
          <table:table-cell office:value-type="float" office:value="3.860084305800001E-2" table:formula="of:=COM.MICROSOFT.NEGBINOM.DIST([.C39];[.D39];[.E39];[.F39])" table:style-name="ce1">
            <text:p>0.03860084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.3" table:style-name="ce1">
            <text:p>0.3</text:p>
          </table:table-cell>
          <table:table-cell office:value-type="boolean" office:boolean-value="true" table:style-name="ce1">
            <text:p>TRU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NEGBINOMDIST</text:p>
          </table:table-cell>
          <table:table-cell office:value-type="float" office:value="1.6981691958000006E-2" table:formula="of:=NEGBINOMDIST([.C39];[.D39];[.E39])" table:style-name="ce1">
            <text:p>0.016981692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.3" table:style-name="ce1">
            <text:p>0.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ORM.DIST</text:p>
          </table:table-cell>
          <table:table-cell office:value-type="float" office:value="0.63055865981823644" table:formula="of:=NORMDIST([.C41];[.D41];[.E41];[.F41])" table:style-name="ce1">
            <text:p>0.63055866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style-name="ce1">
            <text:p>TRU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NORM.INV</text:p>
          </table:table-cell>
          <table:table-cell office:value-type="float" office:value="8.8817841970012523E-16" table:formula="of:=NORMINV([.B41];[.D41];[.E41])" table:style-name="ce1">
            <text:p>8.88178E-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RM.S.DIST</text:p>
          </table:table-cell>
          <table:table-cell office:value-type="float" office:value="0.9986501019683699" table:formula="of:=COM.MICROSOFT.NORM.S.DIST([.C43];[.D43])" table:style-name="ce1">
            <text:p>0.998650102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style-name="ce1">
            <text:p>TRU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ORM.S.INV</text:p>
          </table:table-cell>
          <table:table-cell office:value-type="float" office:value="2.9999999999999969" table:formula="of:=LEGACY.NORMSINV([.B43])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RMDIST</text:p>
          </table:table-cell>
          <table:table-cell office:value-type="float" office:value="0.63055865981823644" table:formula="of:=NORMDIST([.C41];[.D41];[.E41];[.F41])" table:style-name="ce1">
            <text:p>0.6305586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RMINV</text:p>
          </table:table-cell>
          <table:table-cell office:value-type="float" office:value="8.8817841970012523E-16" table:formula="of:=NORMINV([.B45];[.D41];[.E41])" table:style-name="ce1">
            <text:p>8.88178E-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RMSDIST</text:p>
          </table:table-cell>
          <table:table-cell office:value-type="float" office:value="0.97724986805182079" table:formula="of:=LEGACY.NORMSDIST([.C47])" table:style-name="ce1">
            <text:p>0.977249868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ORMSINV</text:p>
          </table:table-cell>
          <table:table-cell office:value-type="float" office:value="2" table:formula="of:=LEGACY.NORMSINV([.B47])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OISSON</text:p>
          </table:table-cell>
          <table:table-cell office:value-type="float" office:value="0.40600584970983811" table:formula="of:=POISSON([.C49];[.D49];[.E49])" table:style-name="ce1">
            <text:p>0.4060058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boolean" office:boolean-value="true" table:style-name="ce1">
            <text:p>TRU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OISSON.DIST</text:p>
          </table:table-cell>
          <table:table-cell office:value-type="float" office:value="0.27067056647322535" table:formula="of:=POISSON([.C50];[.D50];[.E50])" table:style-name="ce1">
            <text:p>0.27067056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.DIST</text:p>
          </table:table-cell>
          <table:table-cell office:value-type="float" office:value="0.99002893693400373" table:formula="of:=COM.MICROSOFT.T.DIST([.C51];[.D51];[.E51])" table:style-name="ce1">
            <text:p>0.990028937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boolean" office:boolean-value="true" table:style-name="ce1">
            <text:p>TRU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.DIST.2T</text:p>
          </table:table-cell>
          <table:table-cell office:value-type="float" office:value="1.9942126131992539E-2" table:formula="of:=COM.MICROSOFT.T.DIST.2T([.C51];[.D51])" table:style-name="ce1">
            <text:p>0.01994212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.DIST.RT</text:p>
          </table:table-cell>
          <table:table-cell office:value-type="float" office:value="9.9710630659962697E-3" table:formula="of:=COM.MICROSOFT.T.DIST.RT([.C51];[.D51])" table:style-name="ce1">
            <text:p>0.00997106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.INV</text:p>
          </table:table-cell>
          <table:table-cell office:value-type="float" office:value="3" table:formula="of:=COM.MICROSOFT.T.INV([.B51];[.D51])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.INV.2T</text:p>
          </table:table-cell>
          <table:table-cell office:value-type="float" office:value="3" table:formula="of:=TINV([.B52];[.D51])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DIST</text:p>
          </table:table-cell>
          <table:table-cell office:value-type="float" office:value="1.9942126131992539E-2" table:formula="of:=LEGACY.TDIST([.C56];[.D56];[.E56])" table:style-name="ce1">
            <text:p>0.019942126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INV</text:p>
          </table:table-cell>
          <table:table-cell office:value-type="float" office:value="3" table:formula="of:=TINV([.B56];[.D56])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EIBULL</text:p>
          </table:table-cell>
          <table:table-cell office:value-type="float" office:value="0.22119921692859512" table:formula="of:=WEIBULL([.C58];[.D58];[.E58];[.F58])" table:style-name="ce1">
            <text:p>0.221199217</text:p>
          </table:table-cell>
          <table:table-cell office:value-type="float" office:value="0.5" table:style-name="ce1">
            <text:p>0.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boolean" office:boolean-value="true" table:style-name="ce1">
            <text:p>TRU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WEIBULL.DIST</text:p>
          </table:table-cell>
          <table:table-cell office:value-type="float" office:value="0.77880078307140488" table:formula="of:=WEIBULL([.C59];[.D59];[.E59];[.F59])" table:style-name="ce1">
            <text:p>0.778800783</text:p>
          </table:table-cell>
          <table:table-cell office:value-type="float" office:value="0.5" table:style-name="ce1">
            <text:p>0.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style-name="ce1">
            <text:p>FALSE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escriptive Statistic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VEDEV</text:p>
          </table:table-cell>
          <table:table-cell office:value-type="float" office:value="31.78125" table:formula="of:=AVEDEV([.C62:.I62];[.J62];ROW([.B62]))" table:style-name="ce1">
            <text:p>31.7812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28" table:style-name="ce1">
            <text:p>12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VERAGE</text:p>
          </table:table-cell>
          <table:table-cell office:value-type="float" office:value="31.75" table:formula="of:=AVERAGE([.C63:.I63];[.J63];ROW([.B63]))" table:style-name="ce1">
            <text:p>31.7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28" table:style-name="ce1">
            <text:p>12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VERAGEA</text:p>
          </table:table-cell>
          <table:table-cell office:value-type="float" office:value="28.444444444444443" table:formula="of:=AVERAGEA([.C64:.I64];[.J64];ROW([.B64]))" table:style-name="ce1">
            <text:p>28.4444444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boolean" office:boolean-value="true" table:style-name="ce1">
            <text:p>TRUE</text:p>
          </table:table-cell>
          <table:table-cell office:value-type="float" office:value="128" table:style-name="ce1">
            <text:p>12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VERAGEIF</text:p>
          </table:table-cell>
          <table:table-cell office:value-type="float" office:value="3.75" table:formula="of:=AVERAGEIF([.C65:.I65];[.J65])" table:style-name="ce1">
            <text:p>3.7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&lt;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VERAGEIFS</text:p>
          </table:table-cell>
          <table:table-cell office:value-type="float" office:value="9.3333333333333339" table:formula="of:=AVERAGEIFS([.C66:.I66];[.C66:.I66];&quot;&gt;3&quot;;[.C66:.I66];&quot;&lt;20&quot;)" table:style-name="ce1">
            <text:p>9.33333333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&lt;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RREL</text:p>
          </table:table-cell>
          <table:table-cell office:value-type="float" office:value="0.98624138261245542" table:formula="of:=CORREL({2;1;3;4;7;11};[.C67:.H67])" table:style-name="ce1">
            <text:p>0.98624138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OUNT</text:p>
          </table:table-cell>
          <table:table-cell office:value-type="float" office:value="6" table:formula="of:=COUNT([.C68:.J68])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boolean" office:boolean-value="true" table:style-name="ce1">
            <text:p>TRU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OUNTA</text:p>
          </table:table-cell>
          <table:table-cell office:value-type="float" office:value="7" table:formula="of:=COUNTA([.C69:.J69])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boolean" office:boolean-value="true" table:style-name="ce1">
            <text:p>TRU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OUNTBLANK</text:p>
          </table:table-cell>
          <table:table-cell office:value-type="float" office:value="1" table:formula="of:=COUNTBLANK([.C70:.J70]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boolean" office:boolean-value="true" table:style-name="ce1">
            <text:p>TRU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OUNTIF</text:p>
          </table:table-cell>
          <table:table-cell office:value-type="float" office:value="2" table:formula="of:=COUNTIF([.C71:.I71];[.J71])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&gt;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UNTIFS</text:p>
          </table:table-cell>
          <table:table-cell office:value-type="float" office:value="1" table:formula="of:=COUNTIFS([.C72:.I72];[.J72];[.C72:.I72];[.J71])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&lt;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VAR</text:p>
          </table:table-cell>
          <table:table-cell office:value-type="float" office:value="36.333333333333336" table:formula="of:=COVAR([.C73:.H73];[.C74:.H74])" table:style-name="ce1">
            <text:p>36.3333333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boolean" office:boolean-value="true" table:style-name="ce1">
            <text:p>TRU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OVARIANCE.P</text:p>
          </table:table-cell>
          <table:table-cell office:value-type="float" office:value="36.333333333333336" table:formula="of:=COVAR([.C73:.H73];[.C74:.H74])" table:style-name="ce1">
            <text:p>36.3333333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OVARIANCE.S</text:p>
          </table:table-cell>
          <table:table-cell office:value-type="float" office:value="43.6" table:formula="of:=COM.MICROSOFT.COVARIANCE.S([.C73:.H73];[.C74:.H74])" table:style-name="ce1">
            <text:p>43.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EVSQ</text:p>
          </table:table-cell>
          <table:table-cell office:value-type="float" office:value="703.5" table:formula="of:=DEVSQ([.C76:.I76])" table:style-name="ce1">
            <text:p>703.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boolean" office:boolean-value="true" table:style-name="ce1">
            <text:p>TRU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EOMEAN</text:p>
          </table:table-cell>
          <table:table-cell office:value-type="float" office:value="5.6568542494923797" table:formula="of:=GEOMEAN([.C77:.I77])" table:style-name="ce1">
            <text:p>5.65685424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boolean" office:boolean-value="true" table:style-name="ce1">
            <text:p>TRU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HARMEAN</text:p>
          </table:table-cell>
          <table:table-cell office:value-type="float" office:value="3.0476190476190474" table:formula="of:=HARMEAN([.C78:.I78])" table:style-name="ce1">
            <text:p>3.04761904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boolean" office:boolean-value="true" table:style-name="ce1">
            <text:p>TRU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KURT</text:p>
          </table:table-cell>
          <table:table-cell office:value-type="float" office:value="1.8749535902576664" table:formula="of:=KURT([.C79:.I79])" table:style-name="ce1">
            <text:p>1.8749535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boolean" office:boolean-value="true" table:style-name="ce1">
            <text:p>TRU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ARGE</text:p>
          </table:table-cell>
          <table:table-cell office:value-type="float" office:value="8" table:formula="of:=LARGE([.C80:.H80];[.I80])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AX</text:p>
          </table:table-cell>
          <table:table-cell office:value-type="float" office:value="32" table:formula="of:=MAX([.C81:.H81];[.I81])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XA</text:p>
          </table:table-cell>
          <table:table-cell office:value-type="float" office:value="32" table:formula="of:=MAXA([.C82:.H82];[.I82])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EDIAN</text:p>
          </table:table-cell>
          <table:table-cell office:value-type="float" office:value="4" table:formula="of:=MEDIAN([.C83:.I83])" table:style-name="ce18">
            <text:p>4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4" table:style-name="ce18">
            <text:p>4</text:p>
          </table:table-cell>
          <table:table-cell office:value-type="float" office:value="8" table:style-name="ce18">
            <text:p>8</text:p>
          </table:table-cell>
          <table:table-cell office:value-type="float" office:value="16" table:style-name="ce18">
            <text:p>16</text:p>
          </table:table-cell>
          <table:table-cell office:value-type="float" office:value="32" table:style-name="ce18">
            <text:p>32</text:p>
          </table:table-cell>
          <table:table-cell office:value-type="float" office:value="3" table:style-name="ce18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IN</text:p>
          </table:table-cell>
          <table:table-cell office:value-type="float" office:value="1" table:formula="of:=MIN([.C84:.I84])" table:style-name="ce1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4" table:style-name="ce18">
            <text:p>4</text:p>
          </table:table-cell>
          <table:table-cell office:value-type="float" office:value="8" table:style-name="ce18">
            <text:p>8</text:p>
          </table:table-cell>
          <table:table-cell office:value-type="float" office:value="16" table:style-name="ce18">
            <text:p>16</text:p>
          </table:table-cell>
          <table:table-cell office:value-type="float" office:value="32" table:style-name="ce18">
            <text:p>32</text:p>
          </table:table-cell>
          <table:table-cell office:value-type="float" office:value="3" table:style-name="ce18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INA</text:p>
          </table:table-cell>
          <table:table-cell office:value-type="float" office:value="1" table:formula="of:=MINA([.C85:.I85])" table:style-name="ce1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4" table:style-name="ce18">
            <text:p>4</text:p>
          </table:table-cell>
          <table:table-cell office:value-type="float" office:value="8" table:style-name="ce18">
            <text:p>8</text:p>
          </table:table-cell>
          <table:table-cell office:value-type="float" office:value="16" table:style-name="ce18">
            <text:p>16</text:p>
          </table:table-cell>
          <table:table-cell office:value-type="float" office:value="32" table:style-name="ce18">
            <text:p>32</text:p>
          </table:table-cell>
          <table:table-cell office:value-type="float" office:value="3" table:style-name="ce18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ODE</text:p>
          </table:table-cell>
          <table:table-cell office:value-type="float" office:value="16" table:formula="of:=MODE([.C86:.I86])" table:style-name="ce1">
            <text:p>16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4" table:style-name="ce18">
            <text:p>4</text:p>
          </table:table-cell>
          <table:table-cell office:value-type="float" office:value="8" table:style-name="ce18">
            <text:p>8</text:p>
          </table:table-cell>
          <table:table-cell office:value-type="float" office:value="16" table:style-name="ce18">
            <text:p>16</text:p>
          </table:table-cell>
          <table:table-cell office:value-type="float" office:value="16" table:style-name="ce18">
            <text:p>16</text:p>
          </table:table-cell>
          <table:table-cell office:value-type="float" office:value="3" table:style-name="ce18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ODE.MULT</text:p>
          </table:table-cell>
          <table:table-cell office:value-type="float" office:value="8" table:formula="of:=COM.MICROSOFT.MODE.MULT([.C87:.I87])" table:style-name="ce1">
            <text:p>8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4" table:style-name="ce18">
            <text:p>4</text:p>
          </table:table-cell>
          <table:table-cell office:value-type="float" office:value="8" table:style-name="ce18">
            <text:p>8</text:p>
          </table:table-cell>
          <table:table-cell office:value-type="float" office:value="8" table:style-name="ce18">
            <text:p>8</text:p>
          </table:table-cell>
          <table:table-cell office:value-type="float" office:value="32" table:style-name="ce18">
            <text:p>32</text:p>
          </table:table-cell>
          <table:table-cell office:value-type="float" office:value="3" table:style-name="ce18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ODE.SNGL</text:p>
          </table:table-cell>
          <table:table-cell office:value-type="float" office:value="2" table:formula="of:=MODE(1;2;3;4;3;2;1;2;1;2;2)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CENTILE</text:p>
          </table:table-cell>
          <table:table-cell office:value-type="float" office:value="3" table:formula="of:=PERCENTILE([.C89:.H89];[.I89])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0.3" table:style-name="ce1">
            <text:p>0.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ERCENTILE.EXC</text:p>
          </table:table-cell>
          <table:table-cell office:value-type="float" office:value="6" table:formula="of:=COM.MICROSOFT.PERCENTILE.EXC([.C90:.H90];[.I90])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0.5" table:style-name="ce1">
            <text:p>0.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ERCENTILE.INC</text:p>
          </table:table-cell>
          <table:table-cell office:value-type="float" office:value="12" table:formula="of:=PERCENTILE([.C91:.H91];[.I91])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0.7" table:style-name="ce1">
            <text:p>0.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ERCENTRANK</text:p>
          </table:table-cell>
          <table:table-cell office:value-type="float" office:value="0.65" table:formula="of:=PERCENTRANK([.C92:.H92];[.I92])" table:style-name="ce1">
            <text:p>0.6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ERCENTRANK.EXC</text:p>
          </table:table-cell>
          <table:table-cell office:value-type="float" office:value="0.75" table:formula="of:=COM.MICROSOFT.PERCENTRANK.EXC([.C93:.H93];[.I93])" table:style-name="ce1">
            <text:p>0.7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ERCENTRANK.INC</text:p>
          </table:table-cell>
          <table:table-cell office:value-type="float" office:value="0.97499999999999998" table:formula="of:=PERCENTRANK([.C94:.H94];[.I94])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QUARTILE</text:p>
          </table:table-cell>
          <table:table-cell office:value-type="float" office:value="14" table:formula="of:=QUARTILE([.C95:.H95];[.I95])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QUARTILE.EXC</text:p>
          </table:table-cell>
          <table:table-cell office:value-type="float" office:value="6" table:formula="of:=COM.MICROSOFT.QUARTILE.EXC([.C96:.H96];[.I96])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QUARTILE.INC</text:p>
          </table:table-cell>
          <table:table-cell office:value-type="float" office:value="2.5" table:formula="of:=QUARTILE([.C97:.H97];[.I97])" table:style-name="ce1">
            <text:p>2.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NK</text:p>
          </table:table-cell>
          <table:table-cell office:value-type="float" office:value="4" table:formula="of:=RANK(4;[.C98:.H98])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string" table:style-name="ce18">
            <text:p>RANK(2,{4,6,8,7,5,3,1,2},2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NK.AVG</text:p>
          </table:table-cell>
          <table:table-cell office:value-type="float" office:value="4" table:formula="of:=COM.MICROSOFT.RANK.AVG(4;[.C99:.H99])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* note that the docs say you can specify an array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NK.EQ</text:p>
          </table:table-cell>
          <table:table-cell office:value-type="float" office:value="4" table:formula="of:=RANK(4;[.C100:.H100])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* but it appears that excel 2011 falters on thos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KEW</text:p>
          </table:table-cell>
          <table:table-cell office:value-type="float" office:value="1.4996929578604361" table:formula="of:=SKEW([.C101:.H101])" table:style-name="ce1">
            <text:p>1.49969295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MALL</text:p>
          </table:table-cell>
          <table:table-cell office:value-type="float" office:value="4" table:formula="of:=SMALL([.C102:.H102];[.I102])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DEV</text:p>
          </table:table-cell>
          <table:table-cell office:value-type="float" office:value="13.098527725337247" table:formula="of:=STDEV([.C103:.H103];[.I103])" table:style-name="ce1">
            <text:p>13.0985277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DEV.P</text:p>
          </table:table-cell>
          <table:table-cell office:value-type="float" office:value="12.126880245545262" table:formula="of:=STDEVP([.C104:.H104];[.I104])" table:style-name="ce1">
            <text:p>12.1268802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DEV.S</text:p>
          </table:table-cell>
          <table:table-cell office:value-type="float" office:value="13.098527725337247" table:formula="of:=STDEV([.C105:.H105];[.I105])" table:style-name="ce1">
            <text:p>13.0985277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DEVA</text:p>
          </table:table-cell>
          <table:table-cell office:value-type="float" office:value="13.098527725337247" table:formula="of:=STDEVA([.C106:.H106];[.I106])" table:style-name="ce1">
            <text:p>13.0985277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DEVP</text:p>
          </table:table-cell>
          <table:table-cell office:value-type="float" office:value="12.126880245545262" table:formula="of:=STDEVP([.C107:.H107];[.I107])" table:style-name="ce1">
            <text:p>12.1268802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DEVPA</text:p>
          </table:table-cell>
          <table:table-cell office:value-type="float" office:value="12.126880245545262" table:formula="of:=STDEVPA([.C108:.H108];[.I108])" table:style-name="ce1">
            <text:p>12.1268802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RIMME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AR</text:p>
          </table:table-cell>
          <table:table-cell office:value-type="float" office:value="171.57142857142856" table:formula="of:=VAR([.C110:.H110];[.I110])" table:style-name="ce1">
            <text:p>171.571428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AR.P</text:p>
          </table:table-cell>
          <table:table-cell office:value-type="float" office:value="147.0612244897959" table:formula="of:=VARP([.C111:.H111];[.I111])" table:style-name="ce1">
            <text:p>147.061224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AR.S</text:p>
          </table:table-cell>
          <table:table-cell office:value-type="float" office:value="171.57142857142856" table:formula="of:=VAR([.C112:.H112];[.I112])" table:style-name="ce1">
            <text:p>171.571428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ARA</text:p>
          </table:table-cell>
          <table:table-cell office:value-type="float" office:value="171.57142857142856" table:formula="of:=VARA([.C113:.H113];[.I113])" table:style-name="ce1">
            <text:p>171.571428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ARP</text:p>
          </table:table-cell>
          <table:table-cell office:value-type="float" office:value="147.0612244897959" table:formula="of:=VARP([.C114:.H114];[.I114])" table:style-name="ce1">
            <text:p>147.061224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ARPA</text:p>
          </table:table-cell>
          <table:table-cell office:value-type="float" office:value="147.0612244897959" table:formula="of:=VARPA([.C115:.H115];[.I115])" table:style-name="ce1">
            <text:p>147.061224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atistical Tes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HISQ.TEST</text:p>
          </table:table-cell>
          <table:table-cell office:value-type="float" office:value="0.76649193674651417" table:formula="of:=LEGACY.CHITEST([.D118:.I118];[.D119:.I119])" table:style-name="ce1">
            <text:p>0.76649193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HITEST</text:p>
          </table:table-cell>
          <table:table-cell office:value-type="float" office:value="0.55181804073002705" table:formula="of:=LEGACY.CHITEST([.D119:.I119];[.D118:.I118])" table:style-name="ce1">
            <text:p>0.551818041</text:p>
          </table:table-cell>
          <table:table-cell table:style-name="ce1"/>
          <table:table-cell office:value-type="float" office:value="1.1000000000000001" table:style-name="ce1">
            <text:p>1.1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3.1" table:style-name="ce1">
            <text:p>3.1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.TEST</text:p>
          </table:table-cell>
          <table:table-cell office:value-type="float" office:value="0.31774423874816832" table:formula="of:=COM.MICROSOFT.F.TEST([.D118:.I118];[.D119:.I119])" table:style-name="ce1">
            <text:p>0.31774423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TEST</text:p>
          </table:table-cell>
          <table:table-cell office:value-type="float" office:value="0.31774423874816832" table:formula="of:=FTEST([.D119:.I119];[.D118:.I118])" table:style-name="ce1">
            <text:p>0.31774423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.TEST</text:p>
          </table:table-cell>
          <table:table-cell office:value-type="float" office:value="0.55113345694457505" table:formula="of:=COM.MICROSOFT.T.TEST([.D118:.I118];[.D119:.I119];[.C122];[.D122])" table:style-name="ce1">
            <text:p>0.551133457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TEST</text:p>
          </table:table-cell>
          <table:table-cell office:value-type="float" office:value="0.55113345694457505" table:formula="of:=TTEST([.D118:.I118];[.D119:.I119];[.C122];[.D122])" table:style-name="ce1">
            <text:p>0.55113345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.TEST</text:p>
          </table:table-cell>
          <table:table-cell office:value-type="float" office:value="0.39075564749935676" table:formula="of:=ZTEST([.D124:.I124];[.C124])" table:style-name="ce1">
            <text:p>0.390755647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TEST</text:p>
          </table:table-cell>
          <table:table-cell office:value-type="float" office:value="0.46746265582105867" table:formula="of:=ZTEST([.D124:.I124];[.C124];[.C125])" table:style-name="ce1">
            <text:p>0.467462656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gression and Friend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ORECAST</text:p>
          </table:table-cell>
          <table:table-cell office:value-type="float" office:value="19.628571428571426" table:formula="of:=FORECAST([.C128];[.D129:.I129];[.D128:.I128])" table:style-name="ce1">
            <text:p>19.6285714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REQUENCY</text:p>
          </table:table-cell>
          <table:table-cell office:value-type="float" office:value="2" table:formula="of:=FREQUENCY([.D128:.I128];[.D129:.I129])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OWTH</text:p>
          </table:table-cell>
          <table:table-cell office:value-type="float" office:value="2.5725901588088202" table:formula="of:=GROWTH([.D129:.I129];[.D128:.I128])" table:style-name="ce1">
            <text:p>2.572590159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TERCEPT</text:p>
          </table:table-cell>
          <table:table-cell office:value-type="float" office:value="0.20000000000000018" table:formula="of:=INTERCEPT([.D129:.I129];[.D128:.I128])" table:style-name="ce1">
            <text:p>0.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OB</text:p>
          </table:table-cell>
          <table:table-cell office:value-type="float" office:value="0.4" table:formula="of:=PROB([.D128:.I128];[.D130:.I130];[.C132];[.D132])" table:style-name="ce1">
            <text:p>0.4</text:p>
          </table:table-cell>
          <table:table-cell office:value-type="float" office:value="2.1" table:style-name="ce1">
            <text:p>2.1</text:p>
          </table:table-cell>
          <table:table-cell office:value-type="float" office:value="4.5" table:style-name="ce1">
            <text:p>4.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EARSON</text:p>
          </table:table-cell>
          <table:table-cell office:value-type="float" office:value="0.86469929256476752" table:formula="of:=PEARSON([.D118:.I118];[.D119:.I119])" table:style-name="ce1">
            <text:p>0.86469929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SQ</text:p>
          </table:table-cell>
          <table:table-cell office:value-type="float" office:value="0.97142857142857142" table:formula="of:=RSQ([.D129:.I129];[.D128:.I128])" table:style-name="ce1">
            <text:p>0.97142857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LOPE</text:p>
          </table:table-cell>
          <table:table-cell office:value-type="float" office:value="1.9428571428571428" table:formula="of:=SLOPE([.D129:.I129];[.D128:.I128])" table:style-name="ce1">
            <text:p>1.94285714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EYX</text:p>
          </table:table-cell>
          <table:table-cell office:value-type="float" office:value="0.69693205243716838" table:formula="of:=STEYX([.D129:.I129];[.D128:.I128])" table:style-name="ce1">
            <text:p>0.696932052</text:p>
          </table:table-cell>
          <table:table-cell table:number-columns-repeated="16382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LINEST (n+1 by 5)</text:p>
          </table:table-cell>
          <table:table-cell table:number-columns-repeated="3" table:style-name="ce1"/>
          <table:table-cell office:value-type="string" table:style-name="ce1">
            <text:p>LOGEST (n+1 by 5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INEST</text:p>
          </table:table-cell>
          <table:table-cell office:value-type="float" office:value="1.9428571428571431" table:formula="of:=LINEST([.D129:.I129];[.D128:.I128])" table:style-name="ce1">
            <text:p>1.942857143</text:p>
          </table:table-cell>
          <table:table-cell table:style-name="ce1"/>
          <table:table-cell office:value-type="float" office:value="1.9428571428571431" table:formula="of:=LINEST([.D129:.I129];[.D128:.I128];TRUE;TRUE)" table:number-matrix-columns-spanned="2" table:number-matrix-rows-spanned="5" table:style-name="ce1">
            <text:p>1.942857143</text:p>
          </table:table-cell>
          <table:table-cell office:value-type="float" office:value="0.19999999999999929" table:style-name="ce1">
            <text:p>0.2</text:p>
          </table:table-cell>
          <table:table-cell table:number-columns-repeated="2" table:style-name="ce1"/>
          <table:table-cell office:value-type="float" office:value="1.4027906571323456" table:formula="of:=LOGEST([.D129:.I129];[.D128:.I128];TRUE;TRUE)" table:number-matrix-columns-spanned="2" table:number-matrix-rows-spanned="5" table:style-name="ce1">
            <text:p>1.402790657</text:p>
          </table:table-cell>
          <table:table-cell office:value-type="float" office:value="1.8339088200571829" table:style-name="ce1">
            <text:p>1.833908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OGEST</text:p>
          </table:table-cell>
          <table:table-cell office:value-type="float" office:value="1.4027906571323456" table:formula="of:=LOGEST([.D129:.I129];[.D128:.I128])" table:style-name="ce1">
            <text:p>1.402790657</text:p>
          </table:table-cell>
          <table:table-cell table:style-name="ce1"/>
          <table:table-cell office:value-type="float" office:value="0.16659862556700861" table:style-name="ce1">
            <text:p>0.166598626</text:p>
          </table:table-cell>
          <table:table-cell office:value-type="float" office:value="0.64880843162861335" table:style-name="ce1">
            <text:p>0.648808432</text:p>
          </table:table-cell>
          <table:table-cell table:number-columns-repeated="2" table:style-name="ce1"/>
          <table:table-cell office:value-type="float" office:value="5.1290820456947078E-2" table:style-name="ce1">
            <text:p>0.05129082</text:p>
          </table:table-cell>
          <table:table-cell office:value-type="float" office:value="0.1997490475347993" table:style-name="ce1">
            <text:p>0.19974904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REND</text:p>
          </table:table-cell>
          <table:table-cell office:value-type="float" office:value="2.1428571428571423" table:formula="of:=TREND([.D129:.I129];[.D128:.I128])" table:style-name="ce1">
            <text:p>2.142857143</text:p>
          </table:table-cell>
          <table:table-cell table:style-name="ce1"/>
          <table:table-cell office:value-type="float" office:value="0.97142857142857131" table:style-name="ce1">
            <text:p>0.971428571</text:p>
          </table:table-cell>
          <table:table-cell office:value-type="float" office:value="0.69693205243716971" table:style-name="ce1">
            <text:p>0.696932052</text:p>
          </table:table-cell>
          <table:table-cell table:number-columns-repeated="2" table:style-name="ce1"/>
          <table:table-cell office:value-type="float" office:value="0.91587029395585617" table:style-name="ce1">
            <text:p>0.915870294</text:p>
          </table:table-cell>
          <table:table-cell office:value-type="float" office:value="0.21456489602231923" table:style-name="ce1">
            <text:p>0.214564896</text:p>
          </table:table-cell>
          <table:table-cell table:number-columns-repeated="16375"/>
        </table:table-row>
        <table:table-row table:style-name="ro1">
          <table:table-cell table:number-columns-repeated="3" table:style-name="ce1"/>
          <table:table-cell office:value-type="float" office:value="135.99999999999994" table:style-name="ce1">
            <text:p>136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43.545631478863783" table:style-name="ce1">
            <text:p>43.54563148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table:number-columns-repeated="3" table:style-name="ce1"/>
          <table:table-cell office:value-type="float" office:value="66.05714285714285" table:style-name="ce1">
            <text:p>66.05714286</text:p>
          </table:table-cell>
          <table:table-cell office:value-type="float" office:value="1.9428571428571435" table:style-name="ce1">
            <text:p>1.942857143</text:p>
          </table:table-cell>
          <table:table-cell table:number-columns-repeated="2" table:style-name="ce1"/>
          <table:table-cell office:value-type="float" office:value="2.004757901661387" table:style-name="ce1">
            <text:p>2.004757902</text:p>
          </table:table-cell>
          <table:table-cell office:value-type="float" office:value="0.18415237842027465" table:style-name="ce1">
            <text:p>0.18415237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REND</text:p>
          </table:table-cell>
          <table:table-cell table:number-columns-repeated="2" table:style-name="ce1"/>
          <table:table-cell office:value-type="float" office:value="2.1428571428571423" table:formula="of:=TREND([.D129:.I129];[.D128:.I128])" table:number-matrix-columns-spanned="6" table:number-matrix-rows-spanned="1" table:style-name="ce1">
            <text:p>2.142857143</text:p>
          </table:table-cell>
          <table:table-cell office:value-type="float" office:value="4.0857142857142854" table:style-name="ce1">
            <text:p>4.085714286</text:p>
          </table:table-cell>
          <table:table-cell office:value-type="float" office:value="6.0285714285714285" table:style-name="ce1">
            <text:p>6.028571429</text:p>
          </table:table-cell>
          <table:table-cell office:value-type="float" office:value="7.9714285714285715" table:style-name="ce1">
            <text:p>7.971428571</text:p>
          </table:table-cell>
          <table:table-cell office:value-type="float" office:value="9.9142857142857146" table:style-name="ce1">
            <text:p>9.914285714</text:p>
          </table:table-cell>
          <table:table-cell office:value-type="float" office:value="11.857142857142858" table:style-name="ce1">
            <text:p>11.85714286</text:p>
          </table:table-cell>
          <table:table-cell table:number-columns-repeated="16375"/>
        </table:table-row>
        <table:table-row table:number-rows-repeated="1048432" table:style-name="ro1">
          <table:table-cell table:number-columns-repeated="16384"/>
        </table:table-row>
      </table:table>
      <table:table table:name="Text" table:style-name="ta1">
        <table:table-column table:style-name="co2" table:number-columns-repeated="16384" table:default-cell-style-name="ce1"/>
        <table:table-row table:style-name="ro1">
          <table:table-cell office:value-type="string" table:style-name="ce1">
            <text:p>Operato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NCATENATE</text:p>
          </table:table-cell>
          <table:table-cell office:value-type="string" office:string-value="Foobarbazqux" table:formula="of:=CONCATENATE([.C2];[.D2];[.E2];[.F2])" table:style-name="ce1">
            <text:p>Foobarbazqux</text:p>
          </table:table-cell>
          <table:table-cell office:value-type="string" table:style-name="ce1">
            <text:p>Foo</text:p>
          </table:table-cell>
          <table:table-cell office:value-type="string" table:style-name="ce1">
            <text:p>bar</text:p>
          </table:table-cell>
          <table:table-cell office:value-type="string" table:style-name="ce1">
            <text:p>baz</text:p>
          </table:table-cell>
          <table:table-cell office:value-type="string" table:style-name="ce1">
            <text:p>qux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XACT</text:p>
          </table:table-cell>
          <table:table-cell office:value-type="boolean" office:boolean-value="false" table:formula="of:=EXACT([.C3];[.D3])" table:style-name="ce1">
            <text:p>FALSE</text:p>
          </table:table-cell>
          <table:table-cell office:value-type="string" table:style-name="ce1">
            <text:p>foo</text:p>
          </table:table-cell>
          <table:table-cell office:value-type="string" table:style-name="ce1">
            <text:p>Fo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EN</text:p>
          </table:table-cell>
          <table:table-cell office:value-type="float" office:value="15" table:formula="of:=LEN([.C4])" table:style-name="ce1">
            <text:p>15</text:p>
          </table:table-cell>
          <table:table-cell office:value-type="string" table:style-name="ce1">
            <text:p>foo bar baz qux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ENB</text:p>
          </table:table-cell>
          <table:table-cell office:value-type="float" office:value="15" table:formula="of:=LENB([.C4])" table:style-name="ce1">
            <text:p>15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s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OWER</text:p>
          </table:table-cell>
          <table:table-cell office:value-type="string" office:string-value="foo bar baz qux" table:formula="of:=LOWER([.C8])" table:style-name="ce1">
            <text:p>foo bar baz qux</text:p>
          </table:table-cell>
          <table:table-cell office:value-type="string" table:style-name="ce1">
            <text:p>foo bAR BAZ Qux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ROPER</text:p>
          </table:table-cell>
          <table:table-cell office:value-type="string" office:string-value="Foo Bar Baz Qux" table:formula="of:=PROPER([.C9])" table:style-name="ce1">
            <text:p>Foo Bar Baz Qux</text:p>
          </table:table-cell>
          <table:table-cell office:value-type="string" table:style-name="ce1">
            <text:p>foo bAR BAZ Qux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PPER</text:p>
          </table:table-cell>
          <table:table-cell office:value-type="string" office:string-value="FOO BAR BAZ QUX" table:formula="of:=UPPER([.C10])" table:style-name="ce1">
            <text:p>FOO BAR BAZ QUX</text:p>
          </table:table-cell>
          <table:table-cell office:value-type="string" table:style-name="ce1">
            <text:p>foo bAR BAZ Qux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ormatt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LLAR</text:p>
          </table:table-cell>
          <table:table-cell office:value-type="string" office:string-value="$4.57" table:formula="of:=DOLLAR([.C13])" table:style-name="ce1">
            <text:p>$4.57</text:p>
          </table:table-cell>
          <table:table-cell office:value-type="float" office:value="4.5670000000000002" table:style-name="ce1">
            <text:p>4.56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ED</text:p>
          </table:table-cell>
          <table:table-cell office:value-type="string" office:string-value="0.12346" table:formula="of:=FIXED([.C14];5)" table:style-name="ce1">
            <text:p>0.12346</text:p>
          </table:table-cell>
          <table:table-cell office:value-type="float" office:value="0.12345679" table:style-name="ce1">
            <text:p>0.1234567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EXT</text:p>
          </table:table-cell>
          <table:table-cell office:value-type="string" office:string-value="1977-07-07" table:formula="of:=TEXT([.C15];[.D15])" table:style-name="ce1">
            <text:p>1977-07-07</text:p>
          </table:table-cell>
          <table:table-cell office:value-type="date" office:date-value="1977-07-07T00:00:00" table:style-name="ce6">
            <text:p>7/7/1977</text:p>
          </table:table-cell>
          <table:table-cell office:value-type="string" table:style-name="ce1">
            <text:p>ee-mm-d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</text:p>
          </table:table-cell>
          <table:table-cell office:value-type="string" office:string-value="" table:formula="of:=T([.C16])" table:style-name="ce1"/>
          <table:table-cell office:value-type="boolean" office:boolean-value="false" table:style-name="ce1">
            <text:p>FALS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VALUE</text:p>
          </table:table-cell>
          <table:table-cell office:value-type="float" office:value="12" table:formula="of:=VALUE([.C17])" table:style-name="ce1">
            <text:p>12</text:p>
          </table:table-cell>
          <table:table-cell office:value-type="string" table:style-name="ce8">
            <text:p>12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depoi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HAR</text:p>
          </table:table-cell>
          <table:table-cell office:value-type="string" office:string-value="ð" table:formula="of:=CHAR([.C20])" table:style-name="ce1">
            <text:p>ð</text:p>
          </table:table-cell>
          <table:table-cell office:value-type="float" office:value="240" table:style-name="ce1">
            <text:p>24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ODE</text:p>
          </table:table-cell>
          <table:table-cell office:value-type="float" office:value="63" table:formula="of:=CODE([.C21])" table:style-name="ce1">
            <text:p>63</text:p>
          </table:table-cell>
          <table:table-cell office:value-type="string" table:style-name="ce17">
            <text:p></text:p>
          </table:table-cell>
          <table:table-cell table:number-columns-repeated="16381" table:style-name="ce1"/>
        </table:table-row>
        <table:table-row table:style-name="ro2">
          <table:table-cell table:number-columns-repeated="2" table:style-name="ce1"/>
          <table:table-cell table:style-name="ce17"/>
          <table:table-cell table:number-columns-repeated="16381" table:style-name="ce1"/>
        </table:table-row>
        <table:table-row table:style-name="ro2">
          <table:table-cell office:value-type="string" table:style-name="ce1">
            <text:p>Extracting Text</text:p>
          </table:table-cell>
          <table:table-cell table:style-name="ce1"/>
          <table:table-cell table:style-name="ce17"/>
          <table:table-cell table:number-columns-repeated="16381" table:style-name="ce1"/>
        </table:table-row>
        <table:table-row table:style-name="ro1">
          <table:table-cell office:value-type="string" table:style-name="ce1">
            <text:p>LEFT</text:p>
          </table:table-cell>
          <table:table-cell office:value-type="string" office:string-value="foo" table:formula="of:=LEFT([.C24];[.D24])" table:style-name="ce1">
            <text:p>foo</text:p>
          </table:table-cell>
          <table:table-cell office:value-type="string" table:style-name="ce1">
            <text:p>foo bar baz qux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EFTB</text:p>
          </table:table-cell>
          <table:table-cell office:value-type="string" office:string-value="foo" table:formula="of:=LEFTB([.C24];[.D24])" table:style-name="ce1">
            <text:p>fo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ID</text:p>
          </table:table-cell>
          <table:table-cell office:value-type="string" office:string-value="bar" table:formula="of:=MID([.C26];[.D26];[.E26])" table:style-name="ce1">
            <text:p>bar</text:p>
          </table:table-cell>
          <table:table-cell office:value-type="string" table:style-name="ce1">
            <text:p>foo bar baz qux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DB</text:p>
          </table:table-cell>
          <table:table-cell office:value-type="string" office:string-value="baz" table:formula="of:=MIDB([.C27];[.D27];[.E27])" table:style-name="ce1">
            <text:p>baz</text:p>
          </table:table-cell>
          <table:table-cell office:value-type="string" table:style-name="ce1">
            <text:p>foo bar baz qux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IGHT</text:p>
          </table:table-cell>
          <table:table-cell office:value-type="string" office:string-value="qux" table:formula="of:=RIGHT([.C24];[.D24])" table:style-name="ce1">
            <text:p>qu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IGHTB</text:p>
          </table:table-cell>
          <table:table-cell office:value-type="string" office:string-value="qux" table:formula="of:=RIGHT([.C24];[.D24])" table:style-name="ce1">
            <text:p>qux</text:p>
          </table:table-cell>
          <table:table-cell table:number-columns-repeated="16382" table:style-name="ce1"/>
        </table:table-row>
        <table:table-row table:style-name="ro2">
          <table:table-cell table:number-columns-repeated="2" table:style-name="ce1"/>
          <table:table-cell table:style-name="ce17"/>
          <table:table-cell table:number-columns-repeated="16381" table:style-name="ce1"/>
        </table:table-row>
        <table:table-row table:style-name="ro2">
          <table:table-cell office:value-type="string" table:style-name="ce1">
            <text:p>Searching</text:p>
          </table:table-cell>
          <table:table-cell table:style-name="ce1"/>
          <table:table-cell table:style-name="ce17"/>
          <table:table-cell table:number-columns-repeated="16381" table:style-name="ce1"/>
        </table:table-row>
        <table:table-row table:style-name="ro1">
          <table:table-cell office:value-type="string" table:style-name="ce1">
            <text:p>FIND</text:p>
          </table:table-cell>
          <table:table-cell office:value-type="float" office:value="9" table:formula="of:=FIND([.C32];[.D32])" table:style-name="ce1">
            <text:p>9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oo Bar baz qu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INDB</text:p>
          </table:table-cell>
          <table:table-cell office:value-type="float" office:value="9" table:formula="of:=FINDB([.C32];[.D32])" table:style-name="ce1">
            <text:p>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ARCH</text:p>
          </table:table-cell>
          <table:table-cell office:value-type="float" office:value="5" table:formula="of:=SEARCH([.C32];[.D32])" table:style-name="ce1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ARCHB</text:p>
          </table:table-cell>
          <table:table-cell office:value-type="float" office:value="5" table:formula="of:=SEARCHB([.C32];[.D32])" table:style-name="ce1">
            <text:p>5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nipulating Text</text:p>
          </table:table-cell>
          <table:table-cell office:value-type="string" office:string-value="badger badger badger badger badger badger badger badger badger badger badger badger MUSHROOM! MUSHROOM! " table:formula="of:=REPT(&quot;badger &quot;;12)&amp;REPT(&quot;MUSHROOM! &quot;;2)" table:style-name="ce1">
            <text:p>badger badger badger badger badger badger badger badger badger badger badger badger MUSHROOM! MUSHROOM!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LEAN</text:p>
          </table:table-cell>
          <table:table-cell office:value-type="string" office:string-value="7" table:formula="of:=CLEAN([.C38])" table:style-name="ce1">
            <text:p>7</text:p>
          </table:table-cell>
          <table:table-cell office:value-type="string" office:string-value="7" table:formula="of:=CHAR(7)&amp;&quot;7&quot;&amp;CHAR(7)" table:style-name="ce1">
            <text:p>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PT</text:p>
          </table:table-cell>
          <table:table-cell office:value-type="string" office:string-value="badgerbadgerbadger" table:formula="of:=REPT([.C39];[.D39])" table:style-name="ce1">
            <text:p>badgerbadgerbadger</text:p>
          </table:table-cell>
          <table:table-cell office:value-type="string" table:style-name="ce1">
            <text:p>badger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PLACE</text:p>
          </table:table-cell>
          <table:table-cell office:value-type="string" office:string-value="foo FOO baz qux" table:formula="of:=REPLACE([.C40];[.D40];[.E40];[.F40])" table:style-name="ce1">
            <text:p>foo FOO baz qux</text:p>
          </table:table-cell>
          <table:table-cell office:value-type="string" table:style-name="ce1">
            <text:p>foo bar baz qux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8">
            <text:p><text:s/>FO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PLACEB</text:p>
          </table:table-cell>
          <table:table-cell office:value-type="string" office:string-value="foo FOO baz qux" table:formula="of:=REPLACEB([.C40];[.D40];[.E40];[.F40])" table:style-name="ce1">
            <text:p>foo FOO baz qu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UBSTITUTE</text:p>
          </table:table-cell>
          <table:table-cell office:value-type="string" office:string-value="foo bor baz qux" table:formula="of:=SUBSTITUTE([.C42];[.D42];[.E42];[.F42])" table:style-name="ce1">
            <text:p>foo bor baz qux</text:p>
          </table:table-cell>
          <table:table-cell office:value-type="string" table:style-name="ce1">
            <text:p>foo bar baz qux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IM</text:p>
          </table:table-cell>
          <table:table-cell office:value-type="string" office:string-value="there are two spaces here" table:formula="of:=TRIM([.C43])" table:style-name="ce1">
            <text:p>there are two spaces here</text:p>
          </table:table-cell>
          <table:table-cell office:value-type="string" table:style-name="ce8">
            <text:p><text:s text:c="2"/>there are two spaces here<text:s text:c="2"/>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sian Featu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SC</text:p>
          </table:table-cell>
          <table:table-cell office:value-type="string" office:string-value="" table:formula="of:=ASC([.C46])" table:style-name="ce1"/>
          <table:table-cell table:number-columns-repeated="16382" table:style-name="ce1"/>
        </table:table-row>
        <table:table-row table:style-name="ro1">
          <table:table-cell office:value-type="string" table:style-name="ce1">
            <text:p>PHONETIC</text:p>
          </table:table-cell>
          <table:table-cell office:value-type="float" office:value="0" table:formula="of:=COM.MICROSOFT.PHONETIC([.C47])" table:style-name="ce1">
            <text:p>#N/A</text:p>
          </table:table-cell>
          <table:table-cell office:value-type="string" table:style-name="ce1">
            <text:p>foo bar baz qux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JIS</text:p>
          </table:table-cell>
          <table:table-cell office:value-type="float" office:value="0" table:formula="of:=JIS([.C48])" table:style-name="ce1">
            <text:p>#NAME?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YEN</text:p>
          </table:table-cell>
          <table:table-cell office:value-type="float" office:value="0" table:formula="of:=YEN([.C49])" table:style-name="ce1">
            <text:p>#NAME?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12P0">
      <number:currency-symbol>$</number:currency-symbol>
      <number:number number:decimal-places="2" number:min-integer-digits="1" number:grouping="true"/>
      <number:text> </number:text>
    </number:currency-style>
    <number:currency-style style:name="N12">
      <style:text-properties fo:color="#FF0000"/>
      <number:text>(</number:text>
      <number:currency-symbol>$</number:currency-symbol>
      <number:number number:decimal-places="2" number:min-integer-digits="1" number:grouping="true"/>
      <number:text>)</number:text>
      <style:map style:condition="value()&gt;=0" style:apply-style-name="N12P0"/>
    </number:currency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month/>
      <number:text>/</number:text>
      <number:day/>
      <number:text>/</number:text>
      <number:year number:style="long"/>
    </number:date-style>
    <number:date-style style:name="N20">
      <number:day/>
      <number:text>-</number:text>
      <number:month number:textual="true"/>
      <number:text>-</number:text>
      <number:year/>
    </number:date-style>
    <number:time-style style:name="N23">
      <number:hours/>
      <number:text>:</number:text>
      <number:minutes number:style="long"/>
      <number:text> </number:text>
      <number:am-pm/>
    </number:time-style>
    <number:time-style style:name="N2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13-04-24T14:55:11Z</meta:creation-date>
    <dc:date>2014-10-10T21:42:03Z</dc:date>
  </office:meta>
</office:document-meta>
</file>